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5957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5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2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1">
      <style:text-properties style:font-name="Liberation Sans"/>
    </style:style>
    <style:style style:name="ce6" style:family="table-cell" style:parent-style-name="Default" style:data-style-name="N1">
      <style:text-properties style:font-name="Liberation Sans" fo:font-weight="bold" style:font-weight-asian="bold" style:font-weight-complex="bold"/>
    </style:style>
    <style:style style:name="ce7" style:family="table-cell" style:parent-style-name="Default" style:data-style-name="N121">
      <style:text-properties style:font-name="Liberation Sans"/>
    </style:style>
    <style:style style:name="ce8" style:family="table-cell" style:parent-style-name="Default" style:data-style-name="N121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7"/>
        <table:table-column table:style-name="co5" table:default-cell-style-name="ce1"/>
        <table:table-column table:style-name="co6" table:number-columns-repeated="2" table:default-cell-style-name="ce4"/>
        <table:table-column table:style-name="co6" table:number-columns-repeated="3" table:default-cell-style-name="ce1"/>
        <table:table-column table:style-name="co6" table:number-columns-repeated="1014" table:default-cell-style-name="ce4"/>
        <table:table-row table:style-name="ro1">
          <table:table-cell office:value-type="string" calcext:value-type="string">
            <text:p>hPa/mbar</text:p>
          </table:table-cell>
          <table:table-cell office:value-type="string" calcext:value-type="string">
            <text:p>in Hg</text:p>
          </table:table-cell>
          <table:table-cell office:value-type="string" calcext:value-type="string">
            <text:p>mm Hg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atm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953" calcext:value-type="float">
            <text:p>0.0295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table:formula="of:=[.A2]*0.00099" office:value-type="float" office:value="0.00099" calcext:value-type="float">
            <text:p>0.00099</text:p>
          </table:table-cell>
          <table:table-cell office:value-type="string" calcext:value-type="string">
            <text:p>rounde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*0.029529983071445" office:value-type="float" office:value="0.029529983071445" calcext:value-type="float">
            <text:p>0.029529983071445</text:p>
          </table:table-cell>
          <table:table-cell table:style-name="ce2" table:formula="of:=[.A3]*0.7500638" office:value-type="float" office:value="0.7500638" calcext:value-type="float">
            <text:p>0.7500638</text:p>
          </table:table-cell>
          <table:table-cell table:style-name="ce2" table:formula="of:=[.A3]*0.01450377" office:value-type="float" office:value="0.01450377" calcext:value-type="float">
            <text:p>0.01450377</text:p>
          </table:table-cell>
          <table:table-cell table:style-name="ce2" table:formula="of:=[.A3]*0.0009869233" office:value-type="float" office:value="0.0009869233" calcext:value-type="float">
            <text:p>0.0009869233</text:p>
          </table:table-cell>
          <table:table-cell office:value-type="string" calcext:value-type="string">
            <text:p>actual</text:p>
          </table:table-cell>
          <table:table-cell table:number-columns-repeated="1018"/>
        </table:table-row>
        <table:table-row table:style-name="ro1">
          <table:table-cell table:number-columns-repeated="10"/>
          <table:table-cell office:value-type="string" calcext:value-type="string">
            <text:p>hPa/mbar</text:p>
          </table:table-cell>
          <table:table-cell table:style-name="ce1" office:value-type="string" calcext:value-type="string">
            <text:p>in Hg</text:p>
          </table:table-cell>
          <table:table-cell table:style-name="ce5" office:value-type="string" calcext:value-type="string">
            <text:p>mm Hg</text:p>
          </table:table-cell>
          <table:table-cell table:style-name="ce7" office:value-type="string" calcext:value-type="string">
            <text:p>psi</text:p>
          </table:table-cell>
          <table:table-cell table:style-name="ce1" office:value-type="string" calcext:value-type="string">
            <text:p>atm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3"/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953" calcext:value-type="float">
            <text:p>0.0295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table:formula="of:=[.K5]*0.00099" office:value-type="float" office:value="0.00099" calcext:value-type="float">
            <text:p>0.00099</text:p>
          </table:table-cell>
          <table:table-cell table:number-columns-repeated="1009"/>
        </table:table-row>
        <table:table-row table:style-name="ro1">
          <table:table-cell office:value-type="float" office:value="1100" calcext:value-type="float">
            <text:p>1100.00</text:p>
          </table:table-cell>
          <table:table-cell table:formula="of:=[.A6] *[.$B$2]" office:value-type="float" office:value="32.483" calcext:value-type="float">
            <text:p>32.48</text:p>
          </table:table-cell>
          <table:table-cell table:formula="of:=[.A6]*[.$C$2]" office:value-type="float" office:value="825" calcext:value-type="float">
            <text:p>825</text:p>
          </table:table-cell>
          <table:table-cell table:formula="of:=[.A6]*[.$D$2]" office:value-type="float" office:value="15.95" calcext:value-type="float">
            <text:p>16.0</text:p>
          </table:table-cell>
          <table:table-cell table:formula="of:=[.A6]*[.$E$2]" office:value-type="float" office:value="1.089" calcext:value-type="float">
            <text:p>1.09</text:p>
          </table:table-cell>
          <table:table-cell table:number-columns-repeated="2"/>
          <table:table-cell table:formula="of:=ROUND([.E6];2)*[.$L$11]" office:value-type="float" office:value="32.614263236056" calcext:value-type="float">
            <text:p>32.61</text:p>
          </table:table-cell>
          <table:table-cell table:formula="of:=ROUND([.E6];2)*[.$L$18]" office:value-type="float" office:value="32.614217" calcext:value-type="float">
            <text:p>32.61</text:p>
          </table:table-cell>
          <table:table-cell table:formula="of:=ROUND([.H6];2) - ROUND([.I6];2)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K6]*0.029529983071445" office:value-type="float" office:value="0.029529983071445" calcext:value-type="float">
            <text:p>0.029529983071445</text:p>
          </table:table-cell>
          <table:table-cell table:style-name="ce2" table:formula="of:=[.K6]*0.7500638" office:value-type="float" office:value="0.7500638" calcext:value-type="float">
            <text:p>0.7500638</text:p>
          </table:table-cell>
          <table:table-cell table:style-name="ce2" table:formula="of:=[.K6]*0.01450377" office:value-type="float" office:value="0.01450377" calcext:value-type="float">
            <text:p>0.01450377</text:p>
          </table:table-cell>
          <table:table-cell table:style-name="ce2" table:formula="of:=[.K6]*0.0009869233" office:value-type="float" office:value="0.0009869233" calcext:value-type="float">
            <text:p>0.0009869233</text:p>
          </table:table-cell>
          <table:table-cell table:number-columns-repeated="1009"/>
        </table:table-row>
        <table:table-row table:style-name="ro1">
          <table:table-cell office:value-type="float" office:value="1075" calcext:value-type="float">
            <text:p>1075.00</text:p>
          </table:table-cell>
          <table:table-cell table:formula="of:=[.A7] *[.$B$2]" office:value-type="float" office:value="31.74475" calcext:value-type="float">
            <text:p>31.74</text:p>
          </table:table-cell>
          <table:table-cell table:formula="of:=[.A7]*[.$C$2]" office:value-type="float" office:value="806.25" calcext:value-type="float">
            <text:p>806</text:p>
          </table:table-cell>
          <table:table-cell table:formula="of:=[.A7]*[.$D$2]" office:value-type="float" office:value="15.5875" calcext:value-type="float">
            <text:p>15.6</text:p>
          </table:table-cell>
          <table:table-cell table:formula="of:=[.A7]*[.$E$2]" office:value-type="float" office:value="1.06425" calcext:value-type="float">
            <text:p>1.06</text:p>
          </table:table-cell>
          <table:table-cell table:number-columns-repeated="2"/>
          <table:table-cell table:formula="of:=ROUND([.E7];2)*[.$L$11]" office:value-type="float" office:value="31.716622963504" calcext:value-type="float">
            <text:p>31.72</text:p>
          </table:table-cell>
          <table:table-cell table:formula="of:=ROUND([.E7];2)*[.$L$18]" office:value-type="float" office:value="31.716578" calcext:value-type="float">
            <text:p>31.72</text:p>
          </table:table-cell>
          <table:table-cell table:formula="of:=ROUND([.H7];2) - ROUND([.I7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1050" calcext:value-type="float">
            <text:p>1050.00</text:p>
          </table:table-cell>
          <table:table-cell table:formula="of:=[.A8] *[.$B$2]" office:value-type="float" office:value="31.0065" calcext:value-type="float">
            <text:p>31.01</text:p>
          </table:table-cell>
          <table:table-cell table:formula="of:=[.A8]*[.$C$2]" office:value-type="float" office:value="787.5" calcext:value-type="float">
            <text:p>788</text:p>
          </table:table-cell>
          <table:table-cell table:formula="of:=[.A8]*[.$D$2]" office:value-type="float" office:value="15.225" calcext:value-type="float">
            <text:p>15.2</text:p>
          </table:table-cell>
          <table:table-cell table:formula="of:=[.A8]*[.$E$2]" office:value-type="float" office:value="1.0395" calcext:value-type="float">
            <text:p>1.04</text:p>
          </table:table-cell>
          <table:table-cell table:number-columns-repeated="2"/>
          <table:table-cell table:formula="of:=ROUND([.E8];2)*[.$L$11]" office:value-type="float" office:value="31.118196115136" calcext:value-type="float">
            <text:p>31.12</text:p>
          </table:table-cell>
          <table:table-cell table:formula="of:=ROUND([.E8];2)*[.$L$18]" office:value-type="float" office:value="31.118152" calcext:value-type="float">
            <text:p>31.12</text:p>
          </table:table-cell>
          <table:table-cell table:formula="of:=ROUND([.H8];2) - ROUND([.I8];2)" office:value-type="float" office:value="0" calcext:value-type="float">
            <text:p>0.00</text:p>
          </table:table-cell>
          <table:table-cell office:value-type="float" office:value="33.863886666667" calcext:value-type="float">
            <text:p>33.86388666666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5.4" calcext:value-type="float">
            <text:p>25.4</text:p>
          </table:table-cell>
          <table:table-cell table:style-name="ce10" office:value-type="float" office:value="0.4911525777" calcext:value-type="float">
            <text:p>0.4911525777</text:p>
          </table:table-cell>
          <table:table-cell table:style-name="ce10" office:value-type="float" office:value="0.0334209604" calcext:value-type="float">
            <text:p>0.0334209604</text:p>
          </table:table-cell>
          <table:table-cell table:number-columns-repeated="1009"/>
        </table:table-row>
        <table:table-row table:style-name="ro2">
          <table:table-cell office:value-type="float" office:value="1025" calcext:value-type="float">
            <text:p>1025.00</text:p>
          </table:table-cell>
          <table:table-cell table:formula="of:=[.A9] *[.$B$2]" office:value-type="float" office:value="30.26825" calcext:value-type="float">
            <text:p>30.27</text:p>
          </table:table-cell>
          <table:table-cell table:formula="of:=[.A9]*[.$C$2]" office:value-type="float" office:value="768.75" calcext:value-type="float">
            <text:p>769</text:p>
          </table:table-cell>
          <table:table-cell table:formula="of:=[.A9]*[.$D$2]" office:value-type="float" office:value="14.8625" calcext:value-type="float">
            <text:p>14.9</text:p>
          </table:table-cell>
          <table:table-cell table:formula="of:=[.A9]*[.$E$2]" office:value-type="float" office:value="1.01475" calcext:value-type="float">
            <text:p>1.01</text:p>
          </table:table-cell>
          <table:table-cell table:number-columns-repeated="2"/>
          <table:table-cell table:formula="of:=ROUND([.E9];2)*[.$L$11]" office:value-type="float" office:value="30.220555842584" calcext:value-type="float">
            <text:p>30.22</text:p>
          </table:table-cell>
          <table:table-cell table:formula="of:=ROUND([.E9];2)*[.$L$18]" office:value-type="float" office:value="30.220513" calcext:value-type="float">
            <text:p>30.22</text:p>
          </table:table-cell>
          <table:table-cell table:formula="of:=ROUND([.H9];2) - ROUND([.I9];2)" office:value-type="float" office:value="0" calcext:value-type="float">
            <text:p>0.00</text:p>
          </table:table-cell>
          <table:table-cell office:value-type="float" office:value="1.33322" calcext:value-type="float">
            <text:p>1.33322</text:p>
          </table:table-cell>
          <table:table-cell table:style-name="ce10" office:value-type="float" office:value="0.0393700776" calcext:value-type="float">
            <text:p>0.039370077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193367151" calcext:value-type="float">
            <text:p>0.0193367151</text:p>
          </table:table-cell>
          <table:table-cell table:style-name="ce10" office:value-type="float" office:value="0.0013157858" calcext:value-type="float">
            <text:p>0.0013157858</text:p>
          </table:table-cell>
          <table:table-cell table:number-columns-repeated="1009"/>
        </table:table-row>
        <table:table-row table:style-name="ro2">
          <table:table-cell table:style-name="ce3" office:value-type="float" office:value="1013.25" calcext:value-type="float">
            <text:p>1013.25</text:p>
          </table:table-cell>
          <table:table-cell table:style-name="ce3" table:formula="of:=[.A10] *[.$B$2]" office:value-type="float" office:value="29.9212725" calcext:value-type="float">
            <text:p>29.92</text:p>
          </table:table-cell>
          <table:table-cell table:style-name="ce6" table:formula="of:=[.A10]*[.$C$2]" office:value-type="float" office:value="759.9375" calcext:value-type="float">
            <text:p>760</text:p>
          </table:table-cell>
          <table:table-cell table:style-name="ce8" table:formula="of:=[.A10]*[.$D$2]" office:value-type="float" office:value="14.692125" calcext:value-type="float">
            <text:p>14.7</text:p>
          </table:table-cell>
          <table:table-cell table:style-name="ce3" table:formula="of:=[.A10]*[.$E$2]" office:value-type="float" office:value="1.0031175" calcext:value-type="float">
            <text:p>1.00</text:p>
          </table:table-cell>
          <table:table-cell table:style-name="ce9" office:value-type="string" calcext:value-type="string">
            <text:p>ISA</text:p>
          </table:table-cell>
          <table:table-cell/>
          <table:table-cell table:formula="of:=ROUND([.E10];2)*[.$L$11]" office:value-type="float" office:value="29.9213424184" calcext:value-type="float">
            <text:p>29.92</text:p>
          </table:table-cell>
          <table:table-cell table:formula="of:=ROUND([.E10];2)*[.$L$18]" office:value-type="float" office:value="29.9213" calcext:value-type="float">
            <text:p>29.92</text:p>
          </table:table-cell>
          <table:table-cell table:formula="of:=ROUND([.H10];2) - ROUND([.I10];2)" office:value-type="float" office:value="0" calcext:value-type="float">
            <text:p>0.00</text:p>
          </table:table-cell>
          <table:table-cell office:value-type="float" office:value="68.94757" calcext:value-type="float">
            <text:p>68.94757</text:p>
          </table:table-cell>
          <table:table-cell table:style-name="ce10" office:value-type="float" office:value="2.0360271847" calcext:value-type="float">
            <text:p>2.0360271847</text:p>
          </table:table-cell>
          <table:table-cell table:style-name="ce10" office:value-type="float" office:value="51.7150920071" calcext:value-type="float">
            <text:p>51.715092007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680459839" calcext:value-type="float">
            <text:p>0.0680459839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.00</text:p>
          </table:table-cell>
          <table:table-cell table:formula="of:=[.A11] *[.$B$2]" office:value-type="float" office:value="29.53" calcext:value-type="float">
            <text:p>29.53</text:p>
          </table:table-cell>
          <table:table-cell table:formula="of:=[.A11]*[.$C$2]" office:value-type="float" office:value="750" calcext:value-type="float">
            <text:p>750</text:p>
          </table:table-cell>
          <table:table-cell table:formula="of:=[.A11]*[.$D$2]" office:value-type="float" office:value="14.5" calcext:value-type="float">
            <text:p>14.5</text:p>
          </table:table-cell>
          <table:table-cell table:formula="of:=[.A11]*[.$E$2]" office:value-type="float" office:value="0.99" calcext:value-type="float">
            <text:p>0.99</text:p>
          </table:table-cell>
          <table:table-cell table:number-columns-repeated="2"/>
          <table:table-cell table:formula="of:=ROUND([.E11];2)*[.$L$11]" office:value-type="float" office:value="29.622128994216" calcext:value-type="float">
            <text:p>29.62</text:p>
          </table:table-cell>
          <table:table-cell table:formula="of:=ROUND([.E11];2)*[.$L$18]" office:value-type="float" office:value="29.622087" calcext:value-type="float">
            <text:p>29.62</text:p>
          </table:table-cell>
          <table:table-cell table:formula="of:=ROUND([.H11];2) - ROUND([.I11];2)" office:value-type="float" office:value="0" calcext:value-type="float">
            <text:p>0.00</text:p>
          </table:table-cell>
          <table:table-cell office:value-type="float" office:value="1013.25" calcext:value-type="float">
            <text:p>1013.25</text:p>
          </table:table-cell>
          <table:table-cell table:style-name="ce10" office:value-type="float" office:value="29.9213424184" calcext:value-type="float">
            <text:p>29.9213424184</text:p>
          </table:table-cell>
          <table:table-cell table:style-name="ce10" office:value-type="float" office:value="760.0021197189" calcext:value-type="float">
            <text:p>760.0021197189</text:p>
          </table:table-cell>
          <table:table-cell table:style-name="ce10" office:value-type="float" office:value="14.695944456" calcext:value-type="float">
            <text:p>14.69594445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75" calcext:value-type="float">
            <text:p>975.00</text:p>
          </table:table-cell>
          <table:table-cell table:formula="of:=[.A12] *[.$B$2]" office:value-type="float" office:value="28.79175" calcext:value-type="float">
            <text:p>28.79</text:p>
          </table:table-cell>
          <table:table-cell table:formula="of:=[.A12]*[.$C$2]" office:value-type="float" office:value="731.25" calcext:value-type="float">
            <text:p>731</text:p>
          </table:table-cell>
          <table:table-cell table:formula="of:=[.A12]*[.$D$2]" office:value-type="float" office:value="14.1375" calcext:value-type="float">
            <text:p>14.1</text:p>
          </table:table-cell>
          <table:table-cell table:formula="of:=[.A12]*[.$E$2]" office:value-type="float" office:value="0.96525" calcext:value-type="float">
            <text:p>0.97</text:p>
          </table:table-cell>
          <table:table-cell table:number-columns-repeated="2"/>
          <table:table-cell table:formula="of:=ROUND([.E12];2)*[.$L$11]" office:value-type="float" office:value="29.023702145848" calcext:value-type="float">
            <text:p>29.02</text:p>
          </table:table-cell>
          <table:table-cell table:formula="of:=ROUND([.E12];2)*[.$L$18]" office:value-type="float" office:value="29.023661" calcext:value-type="float">
            <text:p>29.02</text:p>
          </table:table-cell>
          <table:table-cell table:formula="of:=ROUND([.H12];2) - ROUND([.I12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</text:p>
          </table:table-cell>
          <table:table-cell table:formula="of:=[.A13] *[.$B$2]" office:value-type="float" office:value="28.0535" calcext:value-type="float">
            <text:p>28.05</text:p>
          </table:table-cell>
          <table:table-cell table:formula="of:=[.A13]*[.$C$2]" office:value-type="float" office:value="712.5" calcext:value-type="float">
            <text:p>713</text:p>
          </table:table-cell>
          <table:table-cell table:formula="of:=[.A13]*[.$D$2]" office:value-type="float" office:value="13.775" calcext:value-type="float">
            <text:p>13.8</text:p>
          </table:table-cell>
          <table:table-cell table:formula="of:=[.A13]*[.$E$2]" office:value-type="float" office:value="0.9405" calcext:value-type="float">
            <text:p>0.94</text:p>
          </table:table-cell>
          <table:table-cell table:number-columns-repeated="2"/>
          <table:table-cell table:formula="of:=ROUND([.E13];2)*[.$L$11]" office:value-type="float" office:value="28.126061873296" calcext:value-type="float">
            <text:p>28.13</text:p>
          </table:table-cell>
          <table:table-cell table:formula="of:=ROUND([.E13];2)*[.$L$18]" office:value-type="float" office:value="28.126022" calcext:value-type="float">
            <text:p>28.13</text:p>
          </table:table-cell>
          <table:table-cell table:formula="of:=ROUND([.H13];2) - ROUND([.I13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.00</text:p>
          </table:table-cell>
          <table:table-cell table:formula="of:=[.A14] *[.$B$2]" office:value-type="float" office:value="27.31525" calcext:value-type="float">
            <text:p>27.32</text:p>
          </table:table-cell>
          <table:table-cell table:formula="of:=[.A14]*[.$C$2]" office:value-type="float" office:value="693.75" calcext:value-type="float">
            <text:p>694</text:p>
          </table:table-cell>
          <table:table-cell table:formula="of:=[.A14]*[.$D$2]" office:value-type="float" office:value="13.4125" calcext:value-type="float">
            <text:p>13.4</text:p>
          </table:table-cell>
          <table:table-cell table:formula="of:=[.A14]*[.$E$2]" office:value-type="float" office:value="0.91575" calcext:value-type="float">
            <text:p>0.92</text:p>
          </table:table-cell>
          <table:table-cell table:number-columns-repeated="2"/>
          <table:table-cell table:formula="of:=ROUND([.E14];2)*[.$L$11]" office:value-type="float" office:value="27.527635024928" calcext:value-type="float">
            <text:p>27.53</text:p>
          </table:table-cell>
          <table:table-cell table:formula="of:=ROUND([.E14];2)*[.$L$18]" office:value-type="float" office:value="27.527596" calcext:value-type="float">
            <text:p>27.53</text:p>
          </table:table-cell>
          <table:table-cell table:formula="of:=ROUND([.H14];2) - ROUND([.I14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900" calcext:value-type="float">
            <text:p>900.00</text:p>
          </table:table-cell>
          <table:table-cell table:formula="of:=[.A15] *[.$B$2]" office:value-type="float" office:value="26.577" calcext:value-type="float">
            <text:p>26.58</text:p>
          </table:table-cell>
          <table:table-cell table:formula="of:=[.A15]*[.$C$2]" office:value-type="float" office:value="675" calcext:value-type="float">
            <text:p>675</text:p>
          </table:table-cell>
          <table:table-cell table:formula="of:=[.A15]*[.$D$2]" office:value-type="float" office:value="13.05" calcext:value-type="float">
            <text:p>13.1</text:p>
          </table:table-cell>
          <table:table-cell table:formula="of:=[.A15]*[.$E$2]" office:value-type="float" office:value="0.891" calcext:value-type="float">
            <text:p>0.89</text:p>
          </table:table-cell>
          <table:table-cell table:number-columns-repeated="2"/>
          <table:table-cell table:formula="of:=ROUND([.E15];2)*[.$L$11]" office:value-type="float" office:value="26.629994752376" calcext:value-type="float">
            <text:p>26.63</text:p>
          </table:table-cell>
          <table:table-cell table:formula="of:=ROUND([.E15];2)*[.$L$18]" office:value-type="float" office:value="26.629957" calcext:value-type="float">
            <text:p>26.63</text:p>
          </table:table-cell>
          <table:table-cell table:formula="of:=ROUND([.H15];2) - ROUND([.I15];2)" office:value-type="float" office:value="0" calcext:value-type="float">
            <text:p>0.00</text:p>
          </table:table-cell>
          <table:table-cell office:value-type="float" office:value="33.864" calcext:value-type="float">
            <text:p>33.86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5.4" calcext:value-type="float">
            <text:p>25.4</text:p>
          </table:table-cell>
          <table:table-cell table:style-name="ce10" office:value-type="float" office:value="0.4911" calcext:value-type="float">
            <text:p>0.4911</text:p>
          </table:table-cell>
          <table:table-cell table:style-name="ce10" office:value-type="float" office:value="0.03342" calcext:value-type="float">
            <text:p>0.03342</text:p>
          </table:table-cell>
          <table:table-cell table:number-columns-repeated="1009"/>
        </table:table-row>
        <table:table-row table:style-name="ro2">
          <table:table-cell office:value-type="float" office:value="875" calcext:value-type="float">
            <text:p>875.00</text:p>
          </table:table-cell>
          <table:table-cell table:formula="of:=[.A16] *[.$B$2]" office:value-type="float" office:value="25.83875" calcext:value-type="float">
            <text:p>25.84</text:p>
          </table:table-cell>
          <table:table-cell table:formula="of:=[.A16]*[.$C$2]" office:value-type="float" office:value="656.25" calcext:value-type="float">
            <text:p>656</text:p>
          </table:table-cell>
          <table:table-cell table:formula="of:=[.A16]*[.$D$2]" office:value-type="float" office:value="12.6875" calcext:value-type="float">
            <text:p>12.7</text:p>
          </table:table-cell>
          <table:table-cell table:formula="of:=[.A16]*[.$E$2]" office:value-type="float" office:value="0.86625" calcext:value-type="float">
            <text:p>0.87</text:p>
          </table:table-cell>
          <table:table-cell table:number-columns-repeated="2"/>
          <table:table-cell table:formula="of:=ROUND([.E16];2)*[.$L$11]" office:value-type="float" office:value="26.031567904008" calcext:value-type="float">
            <text:p>26.03</text:p>
          </table:table-cell>
          <table:table-cell table:formula="of:=ROUND([.E16];2)*[.$L$18]" office:value-type="float" office:value="26.031531" calcext:value-type="float">
            <text:p>26.03</text:p>
          </table:table-cell>
          <table:table-cell table:formula="of:=ROUND([.H16];2) - ROUND([.I16];2)" office:value-type="float" office:value="0" calcext:value-type="float">
            <text:p>0.00</text:p>
          </table:table-cell>
          <table:table-cell office:value-type="float" office:value="1.33322" calcext:value-type="float">
            <text:p>1.33322</text:p>
          </table:table-cell>
          <table:table-cell table:style-name="ce10" office:value-type="float" office:value="0.03937" calcext:value-type="float">
            <text:p>0.0393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1934" calcext:value-type="float">
            <text:p>0.01934</text:p>
          </table:table-cell>
          <table:table-cell table:style-name="ce10" office:value-type="float" office:value="0.001316" calcext:value-type="float">
            <text:p>0.001316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.00</text:p>
          </table:table-cell>
          <table:table-cell table:formula="of:=[.A17] *[.$B$2]" office:value-type="float" office:value="25.1005" calcext:value-type="float">
            <text:p>25.10</text:p>
          </table:table-cell>
          <table:table-cell table:formula="of:=[.A17]*[.$C$2]" office:value-type="float" office:value="637.5" calcext:value-type="float">
            <text:p>638</text:p>
          </table:table-cell>
          <table:table-cell table:formula="of:=[.A17]*[.$D$2]" office:value-type="float" office:value="12.325" calcext:value-type="float">
            <text:p>12.3</text:p>
          </table:table-cell>
          <table:table-cell table:formula="of:=[.A17]*[.$E$2]" office:value-type="float" office:value="0.8415" calcext:value-type="float">
            <text:p>0.84</text:p>
          </table:table-cell>
          <table:table-cell table:number-columns-repeated="2"/>
          <table:table-cell table:formula="of:=ROUND([.E17];2)*[.$L$11]" office:value-type="float" office:value="25.133927631456" calcext:value-type="float">
            <text:p>25.13</text:p>
          </table:table-cell>
          <table:table-cell table:formula="of:=ROUND([.E17];2)*[.$L$18]" office:value-type="float" office:value="25.133892" calcext:value-type="float">
            <text:p>25.13</text:p>
          </table:table-cell>
          <table:table-cell table:formula="of:=ROUND([.H17];2) - ROUND([.I17];2)" office:value-type="float" office:value="0" calcext:value-type="float">
            <text:p>0.00</text:p>
          </table:table-cell>
          <table:table-cell office:value-type="float" office:value="68.94757" calcext:value-type="float">
            <text:p>68.94757</text:p>
          </table:table-cell>
          <table:table-cell table:style-name="ce10" office:value-type="float" office:value="2.03602" calcext:value-type="float">
            <text:p>2.03602</text:p>
          </table:table-cell>
          <table:table-cell table:style-name="ce10" office:value-type="float" office:value="51.72" calcext:value-type="float">
            <text:p>51.7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6805" calcext:value-type="float">
            <text:p>0.06805</text:p>
          </table:table-cell>
          <table:table-cell table:number-columns-repeated="1009"/>
        </table:table-row>
        <table:table-row table:style-name="ro2">
          <table:table-cell office:value-type="float" office:value="825" calcext:value-type="float">
            <text:p>825.00</text:p>
          </table:table-cell>
          <table:table-cell table:formula="of:=[.A18] *[.$B$2]" office:value-type="float" office:value="24.36225" calcext:value-type="float">
            <text:p>24.36</text:p>
          </table:table-cell>
          <table:table-cell table:formula="of:=[.A18]*[.$C$2]" office:value-type="float" office:value="618.75" calcext:value-type="float">
            <text:p>619</text:p>
          </table:table-cell>
          <table:table-cell table:formula="of:=[.A18]*[.$D$2]" office:value-type="float" office:value="11.9625" calcext:value-type="float">
            <text:p>12.0</text:p>
          </table:table-cell>
          <table:table-cell table:formula="of:=[.A18]*[.$E$2]" office:value-type="float" office:value="0.81675" calcext:value-type="float">
            <text:p>0.82</text:p>
          </table:table-cell>
          <table:table-cell table:number-columns-repeated="2"/>
          <table:table-cell table:formula="of:=ROUND([.E18];2)*[.$L$11]" office:value-type="float" office:value="24.535500783088" calcext:value-type="float">
            <text:p>24.54</text:p>
          </table:table-cell>
          <table:table-cell table:formula="of:=ROUND([.E18];2)*[.$L$18]" office:value-type="float" office:value="24.535466" calcext:value-type="float">
            <text:p>24.54</text:p>
          </table:table-cell>
          <table:table-cell table:formula="of:=ROUND([.H18];2) - ROUND([.I18];2)" office:value-type="float" office:value="0" calcext:value-type="float">
            <text:p>0.00</text:p>
          </table:table-cell>
          <table:table-cell office:value-type="float" office:value="1013.25" calcext:value-type="float">
            <text:p>1013.25</text:p>
          </table:table-cell>
          <table:table-cell table:style-name="ce10" office:value-type="float" office:value="29.9213" calcext:value-type="float">
            <text:p>29.9213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.00</text:p>
          </table:table-cell>
          <table:table-cell table:formula="of:=[.A19] *[.$B$2]" office:value-type="float" office:value="23.624" calcext:value-type="float">
            <text:p>23.62</text:p>
          </table:table-cell>
          <table:table-cell table:formula="of:=[.A19]*[.$C$2]" office:value-type="float" office:value="600" calcext:value-type="float">
            <text:p>600</text:p>
          </table:table-cell>
          <table:table-cell table:formula="of:=[.A19]*[.$D$2]" office:value-type="float" office:value="11.6" calcext:value-type="float">
            <text:p>11.6</text:p>
          </table:table-cell>
          <table:table-cell table:formula="of:=[.A19]*[.$E$2]" office:value-type="float" office:value="0.792" calcext:value-type="float">
            <text:p>0.79</text:p>
          </table:table-cell>
          <table:table-cell table:number-columns-repeated="2"/>
          <table:table-cell table:formula="of:=ROUND([.E19];2)*[.$L$11]" office:value-type="float" office:value="23.637860510536" calcext:value-type="float">
            <text:p>23.64</text:p>
          </table:table-cell>
          <table:table-cell table:formula="of:=ROUND([.E19];2)*[.$L$18]" office:value-type="float" office:value="23.637827" calcext:value-type="float">
            <text:p>23.64</text:p>
          </table:table-cell>
          <table:table-cell table:formula="of:=ROUND([.H19];2) - ROUND([.I19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775" calcext:value-type="float">
            <text:p>775.00</text:p>
          </table:table-cell>
          <table:table-cell table:formula="of:=[.A20] *[.$B$2]" office:value-type="float" office:value="22.88575" calcext:value-type="float">
            <text:p>22.89</text:p>
          </table:table-cell>
          <table:table-cell table:formula="of:=[.A20]*[.$C$2]" office:value-type="float" office:value="581.25" calcext:value-type="float">
            <text:p>581</text:p>
          </table:table-cell>
          <table:table-cell table:formula="of:=[.A20]*[.$D$2]" office:value-type="float" office:value="11.2375" calcext:value-type="float">
            <text:p>11.2</text:p>
          </table:table-cell>
          <table:table-cell table:formula="of:=[.A20]*[.$E$2]" office:value-type="float" office:value="0.76725" calcext:value-type="float">
            <text:p>0.77</text:p>
          </table:table-cell>
          <table:table-cell table:number-columns-repeated="2"/>
          <table:table-cell table:formula="of:=ROUND([.E20];2)*[.$L$11]" office:value-type="float" office:value="23.039433662168" calcext:value-type="float">
            <text:p>23.04</text:p>
          </table:table-cell>
          <table:table-cell table:formula="of:=ROUND([.E20];2)*[.$L$18]" office:value-type="float" office:value="23.039401" calcext:value-type="float">
            <text:p>23.04</text:p>
          </table:table-cell>
          <table:table-cell table:formula="of:=ROUND([.H20];2) - ROUND([.I20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</text:p>
          </table:table-cell>
          <table:table-cell table:formula="of:=[.A21] *[.$B$2]" office:value-type="float" office:value="22.1475" calcext:value-type="float">
            <text:p>22.15</text:p>
          </table:table-cell>
          <table:table-cell table:formula="of:=[.A21]*[.$C$2]" office:value-type="float" office:value="562.5" calcext:value-type="float">
            <text:p>563</text:p>
          </table:table-cell>
          <table:table-cell table:formula="of:=[.A21]*[.$D$2]" office:value-type="float" office:value="10.875" calcext:value-type="float">
            <text:p>10.9</text:p>
          </table:table-cell>
          <table:table-cell table:formula="of:=[.A21]*[.$E$2]" office:value-type="float" office:value="0.7425" calcext:value-type="float">
            <text:p>0.74</text:p>
          </table:table-cell>
          <table:table-cell table:number-columns-repeated="2"/>
          <table:table-cell table:formula="of:=ROUND([.E21];2)*[.$L$11]" office:value-type="float" office:value="22.141793389616" calcext:value-type="float">
            <text:p>22.14</text:p>
          </table:table-cell>
          <table:table-cell table:formula="of:=ROUND([.E21];2)*[.$L$18]" office:value-type="float" office:value="22.141762" calcext:value-type="float">
            <text:p>22.14</text:p>
          </table:table-cell>
          <table:table-cell table:formula="of:=ROUND([.H21];2) - ROUND([.I21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725" calcext:value-type="float">
            <text:p>725.00</text:p>
          </table:table-cell>
          <table:table-cell table:formula="of:=[.A22] *[.$B$2]" office:value-type="float" office:value="21.40925" calcext:value-type="float">
            <text:p>21.41</text:p>
          </table:table-cell>
          <table:table-cell table:formula="of:=[.A22]*[.$C$2]" office:value-type="float" office:value="543.75" calcext:value-type="float">
            <text:p>544</text:p>
          </table:table-cell>
          <table:table-cell table:formula="of:=[.A22]*[.$D$2]" office:value-type="float" office:value="10.5125" calcext:value-type="float">
            <text:p>10.5</text:p>
          </table:table-cell>
          <table:table-cell table:formula="of:=[.A22]*[.$E$2]" office:value-type="float" office:value="0.71775" calcext:value-type="float">
            <text:p>0.72</text:p>
          </table:table-cell>
          <table:table-cell table:number-columns-repeated="2"/>
          <table:table-cell table:formula="of:=ROUND([.E22];2)*[.$L$11]" office:value-type="float" office:value="21.543366541248" calcext:value-type="float">
            <text:p>21.54</text:p>
          </table:table-cell>
          <table:table-cell table:formula="of:=ROUND([.E22];2)*[.$L$18]" office:value-type="float" office:value="21.543336" calcext:value-type="float">
            <text:p>21.54</text:p>
          </table:table-cell>
          <table:table-cell table:formula="of:=ROUND([.H22];2) - ROUND([.I22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700" calcext:value-type="float">
            <text:p>700.00</text:p>
          </table:table-cell>
          <table:table-cell table:formula="of:=[.A23] *[.$B$2]" office:value-type="float" office:value="20.671" calcext:value-type="float">
            <text:p>20.67</text:p>
          </table:table-cell>
          <table:table-cell table:formula="of:=[.A23]*[.$C$2]" office:value-type="float" office:value="525" calcext:value-type="float">
            <text:p>525</text:p>
          </table:table-cell>
          <table:table-cell table:formula="of:=[.A23]*[.$D$2]" office:value-type="float" office:value="10.15" calcext:value-type="float">
            <text:p>10.2</text:p>
          </table:table-cell>
          <table:table-cell table:formula="of:=[.A23]*[.$E$2]" office:value-type="float" office:value="0.693" calcext:value-type="float">
            <text:p>0.69</text:p>
          </table:table-cell>
          <table:table-cell table:number-columns-repeated="2"/>
          <table:table-cell table:formula="of:=ROUND([.E23];2)*[.$L$11]" office:value-type="float" office:value="20.645726268696" calcext:value-type="float">
            <text:p>20.65</text:p>
          </table:table-cell>
          <table:table-cell table:formula="of:=ROUND([.E23];2)*[.$L$18]" office:value-type="float" office:value="20.645697" calcext:value-type="float">
            <text:p>20.65</text:p>
          </table:table-cell>
          <table:table-cell table:formula="of:=ROUND([.H23];2) - ROUND([.I23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675" calcext:value-type="float">
            <text:p>675.00</text:p>
          </table:table-cell>
          <table:table-cell table:formula="of:=[.A24] *[.$B$2]" office:value-type="float" office:value="19.93275" calcext:value-type="float">
            <text:p>19.93</text:p>
          </table:table-cell>
          <table:table-cell table:formula="of:=[.A24]*[.$C$2]" office:value-type="float" office:value="506.25" calcext:value-type="float">
            <text:p>506</text:p>
          </table:table-cell>
          <table:table-cell table:formula="of:=[.A24]*[.$D$2]" office:value-type="float" office:value="9.7875" calcext:value-type="float">
            <text:p>9.8</text:p>
          </table:table-cell>
          <table:table-cell table:formula="of:=[.A24]*[.$E$2]" office:value-type="float" office:value="0.66825" calcext:value-type="float">
            <text:p>0.67</text:p>
          </table:table-cell>
          <table:table-cell table:number-columns-repeated="2"/>
          <table:table-cell table:formula="of:=ROUND([.E24];2)*[.$L$11]" office:value-type="float" office:value="20.047299420328" calcext:value-type="float">
            <text:p>20.05</text:p>
          </table:table-cell>
          <table:table-cell table:formula="of:=ROUND([.E24];2)*[.$L$18]" office:value-type="float" office:value="20.047271" calcext:value-type="float">
            <text:p>20.05</text:p>
          </table:table-cell>
          <table:table-cell table:formula="of:=ROUND([.H24];2) - ROUND([.I24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650" calcext:value-type="float">
            <text:p>650.00</text:p>
          </table:table-cell>
          <table:table-cell table:formula="of:=[.A25] *[.$B$2]" office:value-type="float" office:value="19.1945" calcext:value-type="float">
            <text:p>19.19</text:p>
          </table:table-cell>
          <table:table-cell table:formula="of:=[.A25]*[.$C$2]" office:value-type="float" office:value="487.5" calcext:value-type="float">
            <text:p>488</text:p>
          </table:table-cell>
          <table:table-cell table:formula="of:=[.A25]*[.$D$2]" office:value-type="float" office:value="9.425" calcext:value-type="float">
            <text:p>9.4</text:p>
          </table:table-cell>
          <table:table-cell table:formula="of:=[.A25]*[.$E$2]" office:value-type="float" office:value="0.6435" calcext:value-type="float">
            <text:p>0.64</text:p>
          </table:table-cell>
          <table:table-cell table:number-columns-repeated="2"/>
          <table:table-cell table:formula="of:=ROUND([.E25];2)*[.$L$11]" office:value-type="float" office:value="19.149659147776" calcext:value-type="float">
            <text:p>19.15</text:p>
          </table:table-cell>
          <table:table-cell table:formula="of:=ROUND([.E25];2)*[.$L$18]" office:value-type="float" office:value="19.149632" calcext:value-type="float">
            <text:p>19.15</text:p>
          </table:table-cell>
          <table:table-cell table:formula="of:=ROUND([.H25];2) - ROUND([.I25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625" calcext:value-type="float">
            <text:p>625.00</text:p>
          </table:table-cell>
          <table:table-cell table:formula="of:=[.A26] *[.$B$2]" office:value-type="float" office:value="18.45625" calcext:value-type="float">
            <text:p>18.46</text:p>
          </table:table-cell>
          <table:table-cell table:formula="of:=[.A26]*[.$C$2]" office:value-type="float" office:value="468.75" calcext:value-type="float">
            <text:p>469</text:p>
          </table:table-cell>
          <table:table-cell table:formula="of:=[.A26]*[.$D$2]" office:value-type="float" office:value="9.0625" calcext:value-type="float">
            <text:p>9.1</text:p>
          </table:table-cell>
          <table:table-cell table:formula="of:=[.A26]*[.$E$2]" office:value-type="float" office:value="0.61875" calcext:value-type="float">
            <text:p>0.62</text:p>
          </table:table-cell>
          <table:table-cell table:number-columns-repeated="2"/>
          <table:table-cell table:formula="of:=ROUND([.E26];2)*[.$L$11]" office:value-type="float" office:value="18.551232299408" calcext:value-type="float">
            <text:p>18.55</text:p>
          </table:table-cell>
          <table:table-cell table:formula="of:=ROUND([.E26];2)*[.$L$18]" office:value-type="float" office:value="18.551206" calcext:value-type="float">
            <text:p>18.55</text:p>
          </table:table-cell>
          <table:table-cell table:formula="of:=ROUND([.H26];2) - ROUND([.I26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</text:p>
          </table:table-cell>
          <table:table-cell table:formula="of:=[.A27] *[.$B$2]" office:value-type="float" office:value="17.718" calcext:value-type="float">
            <text:p>17.72</text:p>
          </table:table-cell>
          <table:table-cell table:formula="of:=[.A27]*[.$C$2]" office:value-type="float" office:value="450" calcext:value-type="float">
            <text:p>450</text:p>
          </table:table-cell>
          <table:table-cell table:formula="of:=[.A27]*[.$D$2]" office:value-type="float" office:value="8.7" calcext:value-type="float">
            <text:p>8.7</text:p>
          </table:table-cell>
          <table:table-cell table:formula="of:=[.A27]*[.$E$2]" office:value-type="float" office:value="0.594" calcext:value-type="float">
            <text:p>0.59</text:p>
          </table:table-cell>
          <table:table-cell table:number-columns-repeated="2"/>
          <table:table-cell table:formula="of:=ROUND([.E27];2)*[.$L$11]" office:value-type="float" office:value="17.653592026856" calcext:value-type="float">
            <text:p>17.65</text:p>
          </table:table-cell>
          <table:table-cell table:formula="of:=ROUND([.E27];2)*[.$L$18]" office:value-type="float" office:value="17.653567" calcext:value-type="float">
            <text:p>17.65</text:p>
          </table:table-cell>
          <table:table-cell table:formula="of:=ROUND([.H27];2) - ROUND([.I27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575" calcext:value-type="float">
            <text:p>575.00</text:p>
          </table:table-cell>
          <table:table-cell table:formula="of:=[.A28] *[.$B$2]" office:value-type="float" office:value="16.97975" calcext:value-type="float">
            <text:p>16.98</text:p>
          </table:table-cell>
          <table:table-cell table:formula="of:=[.A28]*[.$C$2]" office:value-type="float" office:value="431.25" calcext:value-type="float">
            <text:p>431</text:p>
          </table:table-cell>
          <table:table-cell table:formula="of:=[.A28]*[.$D$2]" office:value-type="float" office:value="8.3375" calcext:value-type="float">
            <text:p>8.3</text:p>
          </table:table-cell>
          <table:table-cell table:formula="of:=[.A28]*[.$E$2]" office:value-type="float" office:value="0.56925" calcext:value-type="float">
            <text:p>0.57</text:p>
          </table:table-cell>
          <table:table-cell table:number-columns-repeated="2"/>
          <table:table-cell table:formula="of:=ROUND([.E28];2)*[.$L$11]" office:value-type="float" office:value="17.055165178488" calcext:value-type="float">
            <text:p>17.06</text:p>
          </table:table-cell>
          <table:table-cell table:formula="of:=ROUND([.E28];2)*[.$L$18]" office:value-type="float" office:value="17.055141" calcext:value-type="float">
            <text:p>17.06</text:p>
          </table:table-cell>
          <table:table-cell table:formula="of:=ROUND([.H28];2) - ROUND([.I28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</text:p>
          </table:table-cell>
          <table:table-cell table:formula="of:=[.A29] *[.$B$2]" office:value-type="float" office:value="16.2415" calcext:value-type="float">
            <text:p>16.24</text:p>
          </table:table-cell>
          <table:table-cell table:formula="of:=[.A29]*[.$C$2]" office:value-type="float" office:value="412.5" calcext:value-type="float">
            <text:p>413</text:p>
          </table:table-cell>
          <table:table-cell table:formula="of:=[.A29]*[.$D$2]" office:value-type="float" office:value="7.975" calcext:value-type="float">
            <text:p>8.0</text:p>
          </table:table-cell>
          <table:table-cell table:formula="of:=[.A29]*[.$E$2]" office:value-type="float" office:value="0.5445" calcext:value-type="float">
            <text:p>0.54</text:p>
          </table:table-cell>
          <table:table-cell table:number-columns-repeated="2"/>
          <table:table-cell table:formula="of:=ROUND([.E29];2)*[.$L$11]" office:value-type="float" office:value="16.157524905936" calcext:value-type="float">
            <text:p>16.16</text:p>
          </table:table-cell>
          <table:table-cell table:formula="of:=ROUND([.E29];2)*[.$L$18]" office:value-type="float" office:value="16.157502" calcext:value-type="float">
            <text:p>16.16</text:p>
          </table:table-cell>
          <table:table-cell table:formula="of:=ROUND([.H29];2) - ROUND([.I29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525" calcext:value-type="float">
            <text:p>525.00</text:p>
          </table:table-cell>
          <table:table-cell table:formula="of:=[.A30] *[.$B$2]" office:value-type="float" office:value="15.50325" calcext:value-type="float">
            <text:p>15.50</text:p>
          </table:table-cell>
          <table:table-cell table:formula="of:=[.A30]*[.$C$2]" office:value-type="float" office:value="393.75" calcext:value-type="float">
            <text:p>394</text:p>
          </table:table-cell>
          <table:table-cell table:formula="of:=[.A30]*[.$D$2]" office:value-type="float" office:value="7.6125" calcext:value-type="float">
            <text:p>7.6</text:p>
          </table:table-cell>
          <table:table-cell table:formula="of:=[.A30]*[.$E$2]" office:value-type="float" office:value="0.51975" calcext:value-type="float">
            <text:p>0.52</text:p>
          </table:table-cell>
          <table:table-cell table:number-columns-repeated="2"/>
          <table:table-cell table:formula="of:=ROUND([.E30];2)*[.$L$11]" office:value-type="float" office:value="15.559098057568" calcext:value-type="float">
            <text:p>15.56</text:p>
          </table:table-cell>
          <table:table-cell table:formula="of:=ROUND([.E30];2)*[.$L$18]" office:value-type="float" office:value="15.559076" calcext:value-type="float">
            <text:p>15.56</text:p>
          </table:table-cell>
          <table:table-cell table:formula="of:=ROUND([.H30];2) - ROUND([.I30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</text:p>
          </table:table-cell>
          <table:table-cell table:formula="of:=[.A31] *[.$B$2]" office:value-type="float" office:value="14.765" calcext:value-type="float">
            <text:p>14.77</text:p>
          </table:table-cell>
          <table:table-cell table:formula="of:=[.A31]*[.$C$2]" office:value-type="float" office:value="375" calcext:value-type="float">
            <text:p>375</text:p>
          </table:table-cell>
          <table:table-cell table:formula="of:=[.A31]*[.$D$2]" office:value-type="float" office:value="7.25" calcext:value-type="float">
            <text:p>7.3</text:p>
          </table:table-cell>
          <table:table-cell table:formula="of:=[.A31]*[.$E$2]" office:value-type="float" office:value="0.495" calcext:value-type="float">
            <text:p>0.50</text:p>
          </table:table-cell>
          <table:table-cell table:number-columns-repeated="2"/>
          <table:table-cell table:formula="of:=ROUND([.E31];2)*[.$L$11]" office:value-type="float" office:value="14.9606712092" calcext:value-type="float">
            <text:p>14.96</text:p>
          </table:table-cell>
          <table:table-cell table:formula="of:=ROUND([.E31];2)*[.$L$18]" office:value-type="float" office:value="14.96065" calcext:value-type="float">
            <text:p>14.96</text:p>
          </table:table-cell>
          <table:table-cell table:formula="of:=ROUND([.H31];2) - ROUND([.I31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475" calcext:value-type="float">
            <text:p>475.00</text:p>
          </table:table-cell>
          <table:table-cell table:formula="of:=[.A32] *[.$B$2]" office:value-type="float" office:value="14.02675" calcext:value-type="float">
            <text:p>14.03</text:p>
          </table:table-cell>
          <table:table-cell table:formula="of:=[.A32]*[.$C$2]" office:value-type="float" office:value="356.25" calcext:value-type="float">
            <text:p>356</text:p>
          </table:table-cell>
          <table:table-cell table:formula="of:=[.A32]*[.$D$2]" office:value-type="float" office:value="6.8875" calcext:value-type="float">
            <text:p>6.9</text:p>
          </table:table-cell>
          <table:table-cell table:formula="of:=[.A32]*[.$E$2]" office:value-type="float" office:value="0.47025" calcext:value-type="float">
            <text:p>0.47</text:p>
          </table:table-cell>
          <table:table-cell table:number-columns-repeated="2"/>
          <table:table-cell table:formula="of:=ROUND([.E32];2)*[.$L$11]" office:value-type="float" office:value="14.063030936648" calcext:value-type="float">
            <text:p>14.06</text:p>
          </table:table-cell>
          <table:table-cell table:formula="of:=ROUND([.E32];2)*[.$L$18]" office:value-type="float" office:value="14.063011" calcext:value-type="float">
            <text:p>14.06</text:p>
          </table:table-cell>
          <table:table-cell table:formula="of:=ROUND([.H32];2) - ROUND([.I32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</text:p>
          </table:table-cell>
          <table:table-cell table:formula="of:=[.A33] *[.$B$2]" office:value-type="float" office:value="13.2885" calcext:value-type="float">
            <text:p>13.29</text:p>
          </table:table-cell>
          <table:table-cell table:formula="of:=[.A33]*[.$C$2]" office:value-type="float" office:value="337.5" calcext:value-type="float">
            <text:p>338</text:p>
          </table:table-cell>
          <table:table-cell table:formula="of:=[.A33]*[.$D$2]" office:value-type="float" office:value="6.525" calcext:value-type="float">
            <text:p>6.5</text:p>
          </table:table-cell>
          <table:table-cell table:formula="of:=[.A33]*[.$E$2]" office:value-type="float" office:value="0.4455" calcext:value-type="float">
            <text:p>0.45</text:p>
          </table:table-cell>
          <table:table-cell table:number-columns-repeated="2"/>
          <table:table-cell table:formula="of:=ROUND([.E33];2)*[.$L$11]" office:value-type="float" office:value="13.46460408828" calcext:value-type="float">
            <text:p>13.46</text:p>
          </table:table-cell>
          <table:table-cell table:formula="of:=ROUND([.E33];2)*[.$L$18]" office:value-type="float" office:value="13.464585" calcext:value-type="float">
            <text:p>13.46</text:p>
          </table:table-cell>
          <table:table-cell table:formula="of:=ROUND([.H33];2) - ROUND([.I33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425" calcext:value-type="float">
            <text:p>425.00</text:p>
          </table:table-cell>
          <table:table-cell table:formula="of:=[.A34] *[.$B$2]" office:value-type="float" office:value="12.55025" calcext:value-type="float">
            <text:p>12.55</text:p>
          </table:table-cell>
          <table:table-cell table:formula="of:=[.A34]*[.$C$2]" office:value-type="float" office:value="318.75" calcext:value-type="float">
            <text:p>319</text:p>
          </table:table-cell>
          <table:table-cell table:formula="of:=[.A34]*[.$D$2]" office:value-type="float" office:value="6.1625" calcext:value-type="float">
            <text:p>6.2</text:p>
          </table:table-cell>
          <table:table-cell table:formula="of:=[.A34]*[.$E$2]" office:value-type="float" office:value="0.42075" calcext:value-type="float">
            <text:p>0.42</text:p>
          </table:table-cell>
          <table:table-cell table:number-columns-repeated="2"/>
          <table:table-cell table:formula="of:=ROUND([.E34];2)*[.$L$11]" office:value-type="float" office:value="12.566963815728" calcext:value-type="float">
            <text:p>12.57</text:p>
          </table:table-cell>
          <table:table-cell table:formula="of:=ROUND([.E34];2)*[.$L$18]" office:value-type="float" office:value="12.566946" calcext:value-type="float">
            <text:p>12.57</text:p>
          </table:table-cell>
          <table:table-cell table:formula="of:=ROUND([.H34];2) - ROUND([.I34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.00</text:p>
          </table:table-cell>
          <table:table-cell table:formula="of:=[.A35] *[.$B$2]" office:value-type="float" office:value="11.812" calcext:value-type="float">
            <text:p>11.81</text:p>
          </table:table-cell>
          <table:table-cell table:formula="of:=[.A35]*[.$C$2]" office:value-type="float" office:value="300" calcext:value-type="float">
            <text:p>300</text:p>
          </table:table-cell>
          <table:table-cell table:formula="of:=[.A35]*[.$D$2]" office:value-type="float" office:value="5.8" calcext:value-type="float">
            <text:p>5.8</text:p>
          </table:table-cell>
          <table:table-cell table:formula="of:=[.A35]*[.$E$2]" office:value-type="float" office:value="0.396" calcext:value-type="float">
            <text:p>0.40</text:p>
          </table:table-cell>
          <table:table-cell table:number-columns-repeated="2"/>
          <table:table-cell table:formula="of:=ROUND([.E35];2)*[.$L$11]" office:value-type="float" office:value="11.96853696736" calcext:value-type="float">
            <text:p>11.97</text:p>
          </table:table-cell>
          <table:table-cell table:formula="of:=ROUND([.E35];2)*[.$L$18]" office:value-type="float" office:value="11.96852" calcext:value-type="float">
            <text:p>11.97</text:p>
          </table:table-cell>
          <table:table-cell table:formula="of:=ROUND([.H35];2) - ROUND([.I35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375" calcext:value-type="float">
            <text:p>375.00</text:p>
          </table:table-cell>
          <table:table-cell table:formula="of:=[.A36] *[.$B$2]" office:value-type="float" office:value="11.07375" calcext:value-type="float">
            <text:p>11.07</text:p>
          </table:table-cell>
          <table:table-cell table:formula="of:=[.A36]*[.$C$2]" office:value-type="float" office:value="281.25" calcext:value-type="float">
            <text:p>281</text:p>
          </table:table-cell>
          <table:table-cell table:formula="of:=[.A36]*[.$D$2]" office:value-type="float" office:value="5.4375" calcext:value-type="float">
            <text:p>5.4</text:p>
          </table:table-cell>
          <table:table-cell table:formula="of:=[.A36]*[.$E$2]" office:value-type="float" office:value="0.37125" calcext:value-type="float">
            <text:p>0.37</text:p>
          </table:table-cell>
          <table:table-cell table:number-columns-repeated="2"/>
          <table:table-cell table:formula="of:=ROUND([.E36];2)*[.$L$11]" office:value-type="float" office:value="11.070896694808" calcext:value-type="float">
            <text:p>11.07</text:p>
          </table:table-cell>
          <table:table-cell table:formula="of:=ROUND([.E36];2)*[.$L$18]" office:value-type="float" office:value="11.070881" calcext:value-type="float">
            <text:p>11.07</text:p>
          </table:table-cell>
          <table:table-cell table:formula="of:=ROUND([.H36];2) - ROUND([.I36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.00</text:p>
          </table:table-cell>
          <table:table-cell table:formula="of:=[.A37] *[.$B$2]" office:value-type="float" office:value="10.3355" calcext:value-type="float">
            <text:p>10.34</text:p>
          </table:table-cell>
          <table:table-cell table:formula="of:=[.A37]*[.$C$2]" office:value-type="float" office:value="262.5" calcext:value-type="float">
            <text:p>263</text:p>
          </table:table-cell>
          <table:table-cell table:formula="of:=[.A37]*[.$D$2]" office:value-type="float" office:value="5.075" calcext:value-type="float">
            <text:p>5.1</text:p>
          </table:table-cell>
          <table:table-cell table:formula="of:=[.A37]*[.$E$2]" office:value-type="float" office:value="0.3465" calcext:value-type="float">
            <text:p>0.35</text:p>
          </table:table-cell>
          <table:table-cell table:number-columns-repeated="2"/>
          <table:table-cell table:formula="of:=ROUND([.E37];2)*[.$L$11]" office:value-type="float" office:value="10.47246984644" calcext:value-type="float">
            <text:p>10.47</text:p>
          </table:table-cell>
          <table:table-cell table:formula="of:=ROUND([.E37];2)*[.$L$18]" office:value-type="float" office:value="10.472455" calcext:value-type="float">
            <text:p>10.47</text:p>
          </table:table-cell>
          <table:table-cell table:formula="of:=ROUND([.H37];2) - ROUND([.I37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.00</text:p>
          </table:table-cell>
          <table:table-cell table:formula="of:=[.A38] *[.$B$2]" office:value-type="float" office:value="9.59725" calcext:value-type="float">
            <text:p>9.60</text:p>
          </table:table-cell>
          <table:table-cell table:formula="of:=[.A38]*[.$C$2]" office:value-type="float" office:value="243.75" calcext:value-type="float">
            <text:p>244</text:p>
          </table:table-cell>
          <table:table-cell table:formula="of:=[.A38]*[.$D$2]" office:value-type="float" office:value="4.7125" calcext:value-type="float">
            <text:p>4.7</text:p>
          </table:table-cell>
          <table:table-cell table:formula="of:=[.A38]*[.$E$2]" office:value-type="float" office:value="0.32175" calcext:value-type="float">
            <text:p>0.32</text:p>
          </table:table-cell>
          <table:table-cell table:number-columns-repeated="2"/>
          <table:table-cell table:formula="of:=ROUND([.E38];2)*[.$L$11]" office:value-type="float" office:value="9.574829573888" calcext:value-type="float">
            <text:p>9.57</text:p>
          </table:table-cell>
          <table:table-cell table:formula="of:=ROUND([.E38];2)*[.$L$18]" office:value-type="float" office:value="9.574816" calcext:value-type="float">
            <text:p>9.57</text:p>
          </table:table-cell>
          <table:table-cell table:formula="of:=ROUND([.H38];2) - ROUND([.I38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.00</text:p>
          </table:table-cell>
          <table:table-cell table:formula="of:=[.A39] *[.$B$2]" office:value-type="float" office:value="8.859" calcext:value-type="float">
            <text:p>8.86</text:p>
          </table:table-cell>
          <table:table-cell table:formula="of:=[.A39]*[.$C$2]" office:value-type="float" office:value="225" calcext:value-type="float">
            <text:p>225</text:p>
          </table:table-cell>
          <table:table-cell table:formula="of:=[.A39]*[.$D$2]" office:value-type="float" office:value="4.35" calcext:value-type="float">
            <text:p>4.4</text:p>
          </table:table-cell>
          <table:table-cell table:formula="of:=[.A39]*[.$E$2]" office:value-type="float" office:value="0.297" calcext:value-type="float">
            <text:p>0.30</text:p>
          </table:table-cell>
          <table:table-cell table:number-columns-repeated="2"/>
          <table:table-cell table:formula="of:=ROUND([.E39];2)*[.$L$11]" office:value-type="float" office:value="8.97640272552" calcext:value-type="float">
            <text:p>8.98</text:p>
          </table:table-cell>
          <table:table-cell table:formula="of:=ROUND([.E39];2)*[.$L$18]" office:value-type="float" office:value="8.97639" calcext:value-type="float">
            <text:p>8.98</text:p>
          </table:table-cell>
          <table:table-cell table:formula="of:=ROUND([.H39];2) - ROUND([.I39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.00</text:p>
          </table:table-cell>
          <table:table-cell table:formula="of:=[.A40] *[.$B$2]" office:value-type="float" office:value="8.12075" calcext:value-type="float">
            <text:p>8.12</text:p>
          </table:table-cell>
          <table:table-cell table:formula="of:=[.A40]*[.$C$2]" office:value-type="float" office:value="206.25" calcext:value-type="float">
            <text:p>206</text:p>
          </table:table-cell>
          <table:table-cell table:formula="of:=[.A40]*[.$D$2]" office:value-type="float" office:value="3.9875" calcext:value-type="float">
            <text:p>4.0</text:p>
          </table:table-cell>
          <table:table-cell table:formula="of:=[.A40]*[.$E$2]" office:value-type="float" office:value="0.27225" calcext:value-type="float">
            <text:p>0.27</text:p>
          </table:table-cell>
          <table:table-cell table:number-columns-repeated="2"/>
          <table:table-cell table:formula="of:=ROUND([.E40];2)*[.$L$11]" office:value-type="float" office:value="8.078762452968" calcext:value-type="float">
            <text:p>8.08</text:p>
          </table:table-cell>
          <table:table-cell table:formula="of:=ROUND([.E40];2)*[.$L$18]" office:value-type="float" office:value="8.078751" calcext:value-type="float">
            <text:p>8.08</text:p>
          </table:table-cell>
          <table:table-cell table:formula="of:=ROUND([.H40];2) - ROUND([.I40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</text:p>
          </table:table-cell>
          <table:table-cell table:formula="of:=[.A41] *[.$B$2]" office:value-type="float" office:value="7.3825" calcext:value-type="float">
            <text:p>7.38</text:p>
          </table:table-cell>
          <table:table-cell table:formula="of:=[.A41]*[.$C$2]" office:value-type="float" office:value="187.5" calcext:value-type="float">
            <text:p>188</text:p>
          </table:table-cell>
          <table:table-cell table:formula="of:=[.A41]*[.$D$2]" office:value-type="float" office:value="3.625" calcext:value-type="float">
            <text:p>3.6</text:p>
          </table:table-cell>
          <table:table-cell table:formula="of:=[.A41]*[.$E$2]" office:value-type="float" office:value="0.2475" calcext:value-type="float">
            <text:p>0.25</text:p>
          </table:table-cell>
          <table:table-cell table:number-columns-repeated="2"/>
          <table:table-cell table:formula="of:=ROUND([.E41];2)*[.$L$11]" office:value-type="float" office:value="7.4803356046" calcext:value-type="float">
            <text:p>7.48</text:p>
          </table:table-cell>
          <table:table-cell table:formula="of:=ROUND([.E41];2)*[.$L$18]" office:value-type="float" office:value="7.480325" calcext:value-type="float">
            <text:p>7.48</text:p>
          </table:table-cell>
          <table:table-cell table:formula="of:=ROUND([.H41];2) - ROUND([.I41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</text:p>
          </table:table-cell>
          <table:table-cell table:formula="of:=[.A42] *[.$B$2]" office:value-type="float" office:value="6.64425" calcext:value-type="float">
            <text:p>6.64</text:p>
          </table:table-cell>
          <table:table-cell table:formula="of:=[.A42]*[.$C$2]" office:value-type="float" office:value="168.75" calcext:value-type="float">
            <text:p>169</text:p>
          </table:table-cell>
          <table:table-cell table:formula="of:=[.A42]*[.$D$2]" office:value-type="float" office:value="3.2625" calcext:value-type="float">
            <text:p>3.3</text:p>
          </table:table-cell>
          <table:table-cell table:formula="of:=[.A42]*[.$E$2]" office:value-type="float" office:value="0.22275" calcext:value-type="float">
            <text:p>0.22</text:p>
          </table:table-cell>
          <table:table-cell table:number-columns-repeated="2"/>
          <table:table-cell table:formula="of:=ROUND([.E42];2)*[.$L$11]" office:value-type="float" office:value="6.582695332048" calcext:value-type="float">
            <text:p>6.58</text:p>
          </table:table-cell>
          <table:table-cell table:formula="of:=ROUND([.E42];2)*[.$L$18]" office:value-type="float" office:value="6.582686" calcext:value-type="float">
            <text:p>6.58</text:p>
          </table:table-cell>
          <table:table-cell table:formula="of:=ROUND([.H42];2) - ROUND([.I42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.00</text:p>
          </table:table-cell>
          <table:table-cell table:formula="of:=[.A43] *[.$B$2]" office:value-type="float" office:value="5.906" calcext:value-type="float">
            <text:p>5.91</text:p>
          </table:table-cell>
          <table:table-cell table:formula="of:=[.A43]*[.$C$2]" office:value-type="float" office:value="150" calcext:value-type="float">
            <text:p>150</text:p>
          </table:table-cell>
          <table:table-cell table:formula="of:=[.A43]*[.$D$2]" office:value-type="float" office:value="2.9" calcext:value-type="float">
            <text:p>2.9</text:p>
          </table:table-cell>
          <table:table-cell table:formula="of:=[.A43]*[.$E$2]" office:value-type="float" office:value="0.198" calcext:value-type="float">
            <text:p>0.20</text:p>
          </table:table-cell>
          <table:table-cell table:number-columns-repeated="2"/>
          <table:table-cell table:formula="of:=ROUND([.E43];2)*[.$L$11]" office:value-type="float" office:value="5.98426848368" calcext:value-type="float">
            <text:p>5.98</text:p>
          </table:table-cell>
          <table:table-cell table:formula="of:=ROUND([.E43];2)*[.$L$18]" office:value-type="float" office:value="5.98426" calcext:value-type="float">
            <text:p>5.98</text:p>
          </table:table-cell>
          <table:table-cell table:formula="of:=ROUND([.H43];2) - ROUND([.I43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.00</text:p>
          </table:table-cell>
          <table:table-cell table:formula="of:=[.A44] *[.$B$2]" office:value-type="float" office:value="5.16775" calcext:value-type="float">
            <text:p>5.17</text:p>
          </table:table-cell>
          <table:table-cell table:formula="of:=[.A44]*[.$C$2]" office:value-type="float" office:value="131.25" calcext:value-type="float">
            <text:p>131</text:p>
          </table:table-cell>
          <table:table-cell table:formula="of:=[.A44]*[.$D$2]" office:value-type="float" office:value="2.5375" calcext:value-type="float">
            <text:p>2.5</text:p>
          </table:table-cell>
          <table:table-cell table:formula="of:=[.A44]*[.$E$2]" office:value-type="float" office:value="0.17325" calcext:value-type="float">
            <text:p>0.17</text:p>
          </table:table-cell>
          <table:table-cell table:number-columns-repeated="2"/>
          <table:table-cell table:formula="of:=ROUND([.E44];2)*[.$L$11]" office:value-type="float" office:value="5.086628211128" calcext:value-type="float">
            <text:p>5.09</text:p>
          </table:table-cell>
          <table:table-cell table:formula="of:=ROUND([.E44];2)*[.$L$18]" office:value-type="float" office:value="5.086621" calcext:value-type="float">
            <text:p>5.09</text:p>
          </table:table-cell>
          <table:table-cell table:formula="of:=ROUND([.H44];2) - ROUND([.I44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.00</text:p>
          </table:table-cell>
          <table:table-cell table:formula="of:=[.A45] *[.$B$2]" office:value-type="float" office:value="4.4295" calcext:value-type="float">
            <text:p>4.43</text:p>
          </table:table-cell>
          <table:table-cell table:formula="of:=[.A45]*[.$C$2]" office:value-type="float" office:value="112.5" calcext:value-type="float">
            <text:p>113</text:p>
          </table:table-cell>
          <table:table-cell table:formula="of:=[.A45]*[.$D$2]" office:value-type="float" office:value="2.175" calcext:value-type="float">
            <text:p>2.2</text:p>
          </table:table-cell>
          <table:table-cell table:formula="of:=[.A45]*[.$E$2]" office:value-type="float" office:value="0.1485" calcext:value-type="float">
            <text:p>0.15</text:p>
          </table:table-cell>
          <table:table-cell table:number-columns-repeated="2"/>
          <table:table-cell table:formula="of:=ROUND([.E45];2)*[.$L$11]" office:value-type="float" office:value="4.48820136276" calcext:value-type="float">
            <text:p>4.49</text:p>
          </table:table-cell>
          <table:table-cell table:formula="of:=ROUND([.E45];2)*[.$L$18]" office:value-type="float" office:value="4.488195" calcext:value-type="float">
            <text:p>4.49</text:p>
          </table:table-cell>
          <table:table-cell table:formula="of:=ROUND([.H45];2) - ROUND([.I45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.00</text:p>
          </table:table-cell>
          <table:table-cell table:formula="of:=[.A46] *[.$B$2]" office:value-type="float" office:value="3.69125" calcext:value-type="float">
            <text:p>3.69</text:p>
          </table:table-cell>
          <table:table-cell table:formula="of:=[.A46]*[.$C$2]" office:value-type="float" office:value="93.75" calcext:value-type="float">
            <text:p>94</text:p>
          </table:table-cell>
          <table:table-cell table:formula="of:=[.A46]*[.$D$2]" office:value-type="float" office:value="1.8125" calcext:value-type="float">
            <text:p>1.8</text:p>
          </table:table-cell>
          <table:table-cell table:formula="of:=[.A46]*[.$E$2]" office:value-type="float" office:value="0.12375" calcext:value-type="float">
            <text:p>0.12</text:p>
          </table:table-cell>
          <table:table-cell table:number-columns-repeated="2"/>
          <table:table-cell table:formula="of:=ROUND([.E46];2)*[.$L$11]" office:value-type="float" office:value="3.590561090208" calcext:value-type="float">
            <text:p>3.59</text:p>
          </table:table-cell>
          <table:table-cell table:formula="of:=ROUND([.E46];2)*[.$L$18]" office:value-type="float" office:value="3.590556" calcext:value-type="float">
            <text:p>3.59</text:p>
          </table:table-cell>
          <table:table-cell table:formula="of:=ROUND([.H46];2) - ROUND([.I46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formula="of:=[.A47] *[.$B$2]" office:value-type="float" office:value="2.953" calcext:value-type="float">
            <text:p>2.95</text:p>
          </table:table-cell>
          <table:table-cell table:formula="of:=[.A47]*[.$C$2]" office:value-type="float" office:value="75" calcext:value-type="float">
            <text:p>75</text:p>
          </table:table-cell>
          <table:table-cell table:formula="of:=[.A47]*[.$D$2]" office:value-type="float" office:value="1.45" calcext:value-type="float">
            <text:p>1.5</text:p>
          </table:table-cell>
          <table:table-cell table:formula="of:=[.A47]*[.$E$2]" office:value-type="float" office:value="0.099" calcext:value-type="float">
            <text:p>0.10</text:p>
          </table:table-cell>
          <table:table-cell table:number-columns-repeated="2"/>
          <table:table-cell table:formula="of:=ROUND([.E47];2)*[.$L$11]" office:value-type="float" office:value="2.99213424184" calcext:value-type="float">
            <text:p>2.99</text:p>
          </table:table-cell>
          <table:table-cell table:formula="of:=ROUND([.E47];2)*[.$L$18]" office:value-type="float" office:value="2.99213" calcext:value-type="float">
            <text:p>2.99</text:p>
          </table:table-cell>
          <table:table-cell table:formula="of:=ROUND([.H47];2) - ROUND([.I47];2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00" calcext:value-type="float">
            <text:p>1100.00</text:p>
          </table:table-cell>
          <table:table-cell table:formula="of:=[.A49] *[.$B$2]" office:value-type="float" office:value="32.483" calcext:value-type="float">
            <text:p>32.48</text:p>
          </table:table-cell>
          <table:table-cell table:formula="of:=[.A49]*[.$C$2]" office:value-type="float" office:value="825" calcext:value-type="float">
            <text:p>825</text:p>
          </table:table-cell>
          <table:table-cell table:formula="of:=[.A49]*[.$D$2]" office:value-type="float" office:value="15.95" calcext:value-type="float">
            <text:p>16.0</text:p>
          </table:table-cell>
          <table:table-cell table:formula="of:=[.A49]*[.$E$2]" office:value-type="float" office:value="1.08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.00</text:p>
          </table:table-cell>
          <table:table-cell table:formula="of:=[.A50] *[.$B$2]" office:value-type="float" office:value="32.1877" calcext:value-type="float">
            <text:p>32.19</text:p>
          </table:table-cell>
          <table:table-cell table:formula="of:=[.A50]*[.$C$2]" office:value-type="float" office:value="817.5" calcext:value-type="float">
            <text:p>818</text:p>
          </table:table-cell>
          <table:table-cell table:formula="of:=[.A50]*[.$D$2]" office:value-type="float" office:value="15.805" calcext:value-type="float">
            <text:p>15.8</text:p>
          </table:table-cell>
          <table:table-cell table:formula="of:=[.A50]*[.$E$2]" office:value-type="float" office:value="1.0791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.00</text:p>
          </table:table-cell>
          <table:table-cell table:formula="of:=[.A51] *[.$B$2]" office:value-type="float" office:value="31.8924" calcext:value-type="float">
            <text:p>31.89</text:p>
          </table:table-cell>
          <table:table-cell table:formula="of:=[.A51]*[.$C$2]" office:value-type="float" office:value="810" calcext:value-type="float">
            <text:p>810</text:p>
          </table:table-cell>
          <table:table-cell table:formula="of:=[.A51]*[.$D$2]" office:value-type="float" office:value="15.66" calcext:value-type="float">
            <text:p>15.7</text:p>
          </table:table-cell>
          <table:table-cell table:formula="of:=[.A51]*[.$E$2]" office:value-type="float" office:value="1.0692" calcext:value-type="float">
            <text:p>1.07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.00</text:p>
          </table:table-cell>
          <table:table-cell table:formula="of:=[.A52] *[.$B$2]" office:value-type="float" office:value="31.5971" calcext:value-type="float">
            <text:p>31.60</text:p>
          </table:table-cell>
          <table:table-cell table:formula="of:=[.A52]*[.$C$2]" office:value-type="float" office:value="802.5" calcext:value-type="float">
            <text:p>803</text:p>
          </table:table-cell>
          <table:table-cell table:formula="of:=[.A52]*[.$D$2]" office:value-type="float" office:value="15.515" calcext:value-type="float">
            <text:p>15.5</text:p>
          </table:table-cell>
          <table:table-cell table:formula="of:=[.A52]*[.$E$2]" office:value-type="float" office:value="1.0593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1060" calcext:value-type="float">
            <text:p>1060.00</text:p>
          </table:table-cell>
          <table:table-cell table:formula="of:=[.A53] *[.$B$2]" office:value-type="float" office:value="31.3018" calcext:value-type="float">
            <text:p>31.30</text:p>
          </table:table-cell>
          <table:table-cell table:formula="of:=[.A53]*[.$C$2]" office:value-type="float" office:value="795" calcext:value-type="float">
            <text:p>795</text:p>
          </table:table-cell>
          <table:table-cell table:formula="of:=[.A53]*[.$D$2]" office:value-type="float" office:value="15.37" calcext:value-type="float">
            <text:p>15.4</text:p>
          </table:table-cell>
          <table:table-cell table:formula="of:=[.A53]*[.$E$2]" office:value-type="float" office:value="1.0494" calcext:value-type="float">
            <text:p>1.05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.00</text:p>
          </table:table-cell>
          <table:table-cell table:formula="of:=[.A54] *[.$B$2]" office:value-type="float" office:value="31.0065" calcext:value-type="float">
            <text:p>31.01</text:p>
          </table:table-cell>
          <table:table-cell table:formula="of:=[.A54]*[.$C$2]" office:value-type="float" office:value="787.5" calcext:value-type="float">
            <text:p>788</text:p>
          </table:table-cell>
          <table:table-cell table:formula="of:=[.A54]*[.$D$2]" office:value-type="float" office:value="15.225" calcext:value-type="float">
            <text:p>15.2</text:p>
          </table:table-cell>
          <table:table-cell table:formula="of:=[.A54]*[.$E$2]" office:value-type="float" office:value="1.0395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.00</text:p>
          </table:table-cell>
          <table:table-cell table:formula="of:=[.A55] *[.$B$2]" office:value-type="float" office:value="30.7112" calcext:value-type="float">
            <text:p>30.71</text:p>
          </table:table-cell>
          <table:table-cell table:formula="of:=[.A55]*[.$C$2]" office:value-type="float" office:value="780" calcext:value-type="float">
            <text:p>780</text:p>
          </table:table-cell>
          <table:table-cell table:formula="of:=[.A55]*[.$D$2]" office:value-type="float" office:value="15.08" calcext:value-type="float">
            <text:p>15.1</text:p>
          </table:table-cell>
          <table:table-cell table:formula="of:=[.A55]*[.$E$2]" office:value-type="float" office:value="1.0296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float" office:value="1030" calcext:value-type="float">
            <text:p>1030.00</text:p>
          </table:table-cell>
          <table:table-cell table:formula="of:=[.A56] *[.$B$2]" office:value-type="float" office:value="30.4159" calcext:value-type="float">
            <text:p>30.42</text:p>
          </table:table-cell>
          <table:table-cell table:formula="of:=[.A56]*[.$C$2]" office:value-type="float" office:value="772.5" calcext:value-type="float">
            <text:p>773</text:p>
          </table:table-cell>
          <table:table-cell table:formula="of:=[.A56]*[.$D$2]" office:value-type="float" office:value="14.935" calcext:value-type="float">
            <text:p>14.9</text:p>
          </table:table-cell>
          <table:table-cell table:formula="of:=[.A56]*[.$E$2]" office:value-type="float" office:value="1.0197" calcext:value-type="float">
            <text:p>1.02</text:p>
          </table:table-cell>
          <table:table-cell table:number-columns-repeated="1019"/>
        </table:table-row>
        <table:table-row table:style-name="ro1">
          <table:table-cell office:value-type="float" office:value="1020" calcext:value-type="float">
            <text:p>1020.00</text:p>
          </table:table-cell>
          <table:table-cell table:formula="of:=[.A57] *[.$B$2]" office:value-type="float" office:value="30.1206" calcext:value-type="float">
            <text:p>30.12</text:p>
          </table:table-cell>
          <table:table-cell table:formula="of:=[.A57]*[.$C$2]" office:value-type="float" office:value="765" calcext:value-type="float">
            <text:p>765</text:p>
          </table:table-cell>
          <table:table-cell table:formula="of:=[.A57]*[.$D$2]" office:value-type="float" office:value="14.79" calcext:value-type="float">
            <text:p>14.8</text:p>
          </table:table-cell>
          <table:table-cell table:formula="of:=[.A57]*[.$E$2]" office:value-type="float" office:value="1.0098" calcext:value-type="float">
            <text:p>1.01</text:p>
          </table:table-cell>
          <table:table-cell table:number-columns-repeated="1019"/>
        </table:table-row>
        <table:table-row table:style-name="ro1">
          <table:table-cell office:value-type="float" office:value="1010" calcext:value-type="float">
            <text:p>1010.00</text:p>
          </table:table-cell>
          <table:table-cell table:formula="of:=[.A58] *[.$B$2]" office:value-type="float" office:value="29.8253" calcext:value-type="float">
            <text:p>29.83</text:p>
          </table:table-cell>
          <table:table-cell table:formula="of:=[.A58]*[.$C$2]" office:value-type="float" office:value="757.5" calcext:value-type="float">
            <text:p>758</text:p>
          </table:table-cell>
          <table:table-cell table:formula="of:=[.A58]*[.$D$2]" office:value-type="float" office:value="14.645" calcext:value-type="float">
            <text:p>14.6</text:p>
          </table:table-cell>
          <table:table-cell table:formula="of:=[.A58]*[.$E$2]" office:value-type="float" office:value="0.9999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.00</text:p>
          </table:table-cell>
          <table:table-cell table:formula="of:=[.A59] *[.$B$2]" office:value-type="float" office:value="29.53" calcext:value-type="float">
            <text:p>29.53</text:p>
          </table:table-cell>
          <table:table-cell table:formula="of:=[.A59]*[.$C$2]" office:value-type="float" office:value="750" calcext:value-type="float">
            <text:p>750</text:p>
          </table:table-cell>
          <table:table-cell table:formula="of:=[.A59]*[.$D$2]" office:value-type="float" office:value="14.5" calcext:value-type="float">
            <text:p>14.5</text:p>
          </table:table-cell>
          <table:table-cell table:formula="of:=[.A59]*[.$E$2]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float" office:value="990" calcext:value-type="float">
            <text:p>990.00</text:p>
          </table:table-cell>
          <table:table-cell table:formula="of:=[.A60] *[.$B$2]" office:value-type="float" office:value="29.2347" calcext:value-type="float">
            <text:p>29.23</text:p>
          </table:table-cell>
          <table:table-cell table:formula="of:=[.A60]*[.$C$2]" office:value-type="float" office:value="742.5" calcext:value-type="float">
            <text:p>743</text:p>
          </table:table-cell>
          <table:table-cell table:formula="of:=[.A60]*[.$D$2]" office:value-type="float" office:value="14.355" calcext:value-type="float">
            <text:p>14.4</text:p>
          </table:table-cell>
          <table:table-cell table:formula="of:=[.A60]*[.$E$2]" office:value-type="float" office:value="0.9801" calcext:value-type="float">
            <text:p>0.98</text:p>
          </table:table-cell>
          <table:table-cell table:number-columns-repeated="1019"/>
        </table:table-row>
        <table:table-row table:style-name="ro1">
          <table:table-cell office:value-type="float" office:value="980" calcext:value-type="float">
            <text:p>980.00</text:p>
          </table:table-cell>
          <table:table-cell table:formula="of:=[.A61] *[.$B$2]" office:value-type="float" office:value="28.9394" calcext:value-type="float">
            <text:p>28.94</text:p>
          </table:table-cell>
          <table:table-cell table:formula="of:=[.A61]*[.$C$2]" office:value-type="float" office:value="735" calcext:value-type="float">
            <text:p>735</text:p>
          </table:table-cell>
          <table:table-cell table:formula="of:=[.A61]*[.$D$2]" office:value-type="float" office:value="14.21" calcext:value-type="float">
            <text:p>14.2</text:p>
          </table:table-cell>
          <table:table-cell table:formula="of:=[.A61]*[.$E$2]" office:value-type="float" office:value="0.9702" calcext:value-type="float">
            <text:p>0.97</text:p>
          </table:table-cell>
          <table:table-cell table:number-columns-repeated="1019"/>
        </table:table-row>
        <table:table-row table:style-name="ro1">
          <table:table-cell office:value-type="float" office:value="970" calcext:value-type="float">
            <text:p>970.00</text:p>
          </table:table-cell>
          <table:table-cell table:formula="of:=[.A62] *[.$B$2]" office:value-type="float" office:value="28.6441" calcext:value-type="float">
            <text:p>28.64</text:p>
          </table:table-cell>
          <table:table-cell table:formula="of:=[.A62]*[.$C$2]" office:value-type="float" office:value="727.5" calcext:value-type="float">
            <text:p>728</text:p>
          </table:table-cell>
          <table:table-cell table:formula="of:=[.A62]*[.$D$2]" office:value-type="float" office:value="14.065" calcext:value-type="float">
            <text:p>14.1</text:p>
          </table:table-cell>
          <table:table-cell table:formula="of:=[.A62]*[.$E$2]" office:value-type="float" office:value="0.9603" calcext:value-type="float">
            <text:p>0.96</text:p>
          </table:table-cell>
          <table:table-cell table:number-columns-repeated="1019"/>
        </table:table-row>
        <table:table-row table:style-name="ro1">
          <table:table-cell office:value-type="float" office:value="960" calcext:value-type="float">
            <text:p>960.00</text:p>
          </table:table-cell>
          <table:table-cell table:formula="of:=[.A63] *[.$B$2]" office:value-type="float" office:value="28.3488" calcext:value-type="float">
            <text:p>28.35</text:p>
          </table:table-cell>
          <table:table-cell table:formula="of:=[.A63]*[.$C$2]" office:value-type="float" office:value="720" calcext:value-type="float">
            <text:p>720</text:p>
          </table:table-cell>
          <table:table-cell table:formula="of:=[.A63]*[.$D$2]" office:value-type="float" office:value="13.92" calcext:value-type="float">
            <text:p>13.9</text:p>
          </table:table-cell>
          <table:table-cell table:formula="of:=[.A63]*[.$E$2]" office:value-type="float" office:value="0.9504" calcext:value-type="float">
            <text:p>0.95</text:p>
          </table:table-cell>
          <table:table-cell table:number-columns-repeated="1019"/>
        </table:table-row>
        <table:table-row table:style-name="ro1">
          <table:table-cell office:value-type="float" office:value="950" calcext:value-type="float">
            <text:p>950.00</text:p>
          </table:table-cell>
          <table:table-cell table:formula="of:=[.A64] *[.$B$2]" office:value-type="float" office:value="28.0535" calcext:value-type="float">
            <text:p>28.05</text:p>
          </table:table-cell>
          <table:table-cell table:formula="of:=[.A64]*[.$C$2]" office:value-type="float" office:value="712.5" calcext:value-type="float">
            <text:p>713</text:p>
          </table:table-cell>
          <table:table-cell table:formula="of:=[.A64]*[.$D$2]" office:value-type="float" office:value="13.775" calcext:value-type="float">
            <text:p>13.8</text:p>
          </table:table-cell>
          <table:table-cell table:formula="of:=[.A64]*[.$E$2]" office:value-type="float" office:value="0.9405" calcext:value-type="float">
            <text:p>0.94</text:p>
          </table:table-cell>
          <table:table-cell table:number-columns-repeated="1019"/>
        </table:table-row>
        <table:table-row table:style-name="ro1">
          <table:table-cell office:value-type="float" office:value="940" calcext:value-type="float">
            <text:p>940.00</text:p>
          </table:table-cell>
          <table:table-cell table:formula="of:=[.A65] *[.$B$2]" office:value-type="float" office:value="27.7582" calcext:value-type="float">
            <text:p>27.76</text:p>
          </table:table-cell>
          <table:table-cell table:formula="of:=[.A65]*[.$C$2]" office:value-type="float" office:value="705" calcext:value-type="float">
            <text:p>705</text:p>
          </table:table-cell>
          <table:table-cell table:formula="of:=[.A65]*[.$D$2]" office:value-type="float" office:value="13.63" calcext:value-type="float">
            <text:p>13.6</text:p>
          </table:table-cell>
          <table:table-cell table:formula="of:=[.A65]*[.$E$2]" office:value-type="float" office:value="0.9306" calcext:value-type="float">
            <text:p>0.93</text:p>
          </table:table-cell>
          <table:table-cell table:number-columns-repeated="1019"/>
        </table:table-row>
        <table:table-row table:style-name="ro1">
          <table:table-cell office:value-type="float" office:value="930" calcext:value-type="float">
            <text:p>930.00</text:p>
          </table:table-cell>
          <table:table-cell table:formula="of:=[.A66] *[.$B$2]" office:value-type="float" office:value="27.4629" calcext:value-type="float">
            <text:p>27.46</text:p>
          </table:table-cell>
          <table:table-cell table:formula="of:=[.A66]*[.$C$2]" office:value-type="float" office:value="697.5" calcext:value-type="float">
            <text:p>698</text:p>
          </table:table-cell>
          <table:table-cell table:formula="of:=[.A66]*[.$D$2]" office:value-type="float" office:value="13.485" calcext:value-type="float">
            <text:p>13.5</text:p>
          </table:table-cell>
          <table:table-cell table:formula="of:=[.A66]*[.$E$2]" office:value-type="float" office:value="0.9207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float" office:value="920" calcext:value-type="float">
            <text:p>920.00</text:p>
          </table:table-cell>
          <table:table-cell table:formula="of:=[.A67] *[.$B$2]" office:value-type="float" office:value="27.1676" calcext:value-type="float">
            <text:p>27.17</text:p>
          </table:table-cell>
          <table:table-cell table:formula="of:=[.A67]*[.$C$2]" office:value-type="float" office:value="690" calcext:value-type="float">
            <text:p>690</text:p>
          </table:table-cell>
          <table:table-cell table:formula="of:=[.A67]*[.$D$2]" office:value-type="float" office:value="13.34" calcext:value-type="float">
            <text:p>13.3</text:p>
          </table:table-cell>
          <table:table-cell table:formula="of:=[.A67]*[.$E$2]" office:value-type="float" office:value="0.9108" calcext:value-type="float">
            <text:p>0.91</text:p>
          </table:table-cell>
          <table:table-cell table:number-columns-repeated="1019"/>
        </table:table-row>
        <table:table-row table:style-name="ro1">
          <table:table-cell office:value-type="float" office:value="910" calcext:value-type="float">
            <text:p>910.00</text:p>
          </table:table-cell>
          <table:table-cell table:formula="of:=[.A68] *[.$B$2]" office:value-type="float" office:value="26.8723" calcext:value-type="float">
            <text:p>26.87</text:p>
          </table:table-cell>
          <table:table-cell table:formula="of:=[.A68]*[.$C$2]" office:value-type="float" office:value="682.5" calcext:value-type="float">
            <text:p>683</text:p>
          </table:table-cell>
          <table:table-cell table:formula="of:=[.A68]*[.$D$2]" office:value-type="float" office:value="13.195" calcext:value-type="float">
            <text:p>13.2</text:p>
          </table:table-cell>
          <table:table-cell table:formula="of:=[.A68]*[.$E$2]" office:value-type="float" office:value="0.9009" calcext:value-type="float">
            <text:p>0.90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.00</text:p>
          </table:table-cell>
          <table:table-cell table:formula="of:=[.A69] *[.$B$2]" office:value-type="float" office:value="26.577" calcext:value-type="float">
            <text:p>26.58</text:p>
          </table:table-cell>
          <table:table-cell table:formula="of:=[.A69]*[.$C$2]" office:value-type="float" office:value="675" calcext:value-type="float">
            <text:p>675</text:p>
          </table:table-cell>
          <table:table-cell table:formula="of:=[.A69]*[.$D$2]" office:value-type="float" office:value="13.05" calcext:value-type="float">
            <text:p>13.1</text:p>
          </table:table-cell>
          <table:table-cell table:formula="of:=[.A69]*[.$E$2]" office:value-type="float" office:value="0.891" calcext:value-type="float">
            <text:p>0.89</text:p>
          </table:table-cell>
          <table:table-cell table:number-columns-repeated="1019"/>
        </table:table-row>
        <table:table-row table:style-name="ro1">
          <table:table-cell office:value-type="float" office:value="890" calcext:value-type="float">
            <text:p>890.00</text:p>
          </table:table-cell>
          <table:table-cell table:formula="of:=[.A70] *[.$B$2]" office:value-type="float" office:value="26.2817" calcext:value-type="float">
            <text:p>26.28</text:p>
          </table:table-cell>
          <table:table-cell table:formula="of:=[.A70]*[.$C$2]" office:value-type="float" office:value="667.5" calcext:value-type="float">
            <text:p>668</text:p>
          </table:table-cell>
          <table:table-cell table:formula="of:=[.A70]*[.$D$2]" office:value-type="float" office:value="12.905" calcext:value-type="float">
            <text:p>12.9</text:p>
          </table:table-cell>
          <table:table-cell table:formula="of:=[.A70]*[.$E$2]" office:value-type="float" office:value="0.8811" calcext:value-type="float">
            <text:p>0.88</text:p>
          </table:table-cell>
          <table:table-cell table:number-columns-repeated="1019"/>
        </table:table-row>
        <table:table-row table:style-name="ro1">
          <table:table-cell office:value-type="float" office:value="880" calcext:value-type="float">
            <text:p>880.00</text:p>
          </table:table-cell>
          <table:table-cell table:formula="of:=[.A71] *[.$B$2]" office:value-type="float" office:value="25.9864" calcext:value-type="float">
            <text:p>25.99</text:p>
          </table:table-cell>
          <table:table-cell table:formula="of:=[.A71]*[.$C$2]" office:value-type="float" office:value="660" calcext:value-type="float">
            <text:p>660</text:p>
          </table:table-cell>
          <table:table-cell table:formula="of:=[.A71]*[.$D$2]" office:value-type="float" office:value="12.76" calcext:value-type="float">
            <text:p>12.8</text:p>
          </table:table-cell>
          <table:table-cell table:formula="of:=[.A71]*[.$E$2]" office:value-type="float" office:value="0.8712" calcext:value-type="float">
            <text:p>0.87</text:p>
          </table:table-cell>
          <table:table-cell table:number-columns-repeated="1019"/>
        </table:table-row>
        <table:table-row table:style-name="ro1">
          <table:table-cell office:value-type="float" office:value="870" calcext:value-type="float">
            <text:p>870.00</text:p>
          </table:table-cell>
          <table:table-cell table:formula="of:=[.A72] *[.$B$2]" office:value-type="float" office:value="25.6911" calcext:value-type="float">
            <text:p>25.69</text:p>
          </table:table-cell>
          <table:table-cell table:formula="of:=[.A72]*[.$C$2]" office:value-type="float" office:value="652.5" calcext:value-type="float">
            <text:p>653</text:p>
          </table:table-cell>
          <table:table-cell table:formula="of:=[.A72]*[.$D$2]" office:value-type="float" office:value="12.615" calcext:value-type="float">
            <text:p>12.6</text:p>
          </table:table-cell>
          <table:table-cell table:formula="of:=[.A72]*[.$E$2]" office:value-type="float" office:value="0.8613" calcext:value-type="float">
            <text:p>0.86</text:p>
          </table:table-cell>
          <table:table-cell table:number-columns-repeated="1019"/>
        </table:table-row>
        <table:table-row table:style-name="ro1">
          <table:table-cell office:value-type="float" office:value="860" calcext:value-type="float">
            <text:p>860.00</text:p>
          </table:table-cell>
          <table:table-cell table:formula="of:=[.A73] *[.$B$2]" office:value-type="float" office:value="25.3958" calcext:value-type="float">
            <text:p>25.40</text:p>
          </table:table-cell>
          <table:table-cell table:formula="of:=[.A73]*[.$C$2]" office:value-type="float" office:value="645" calcext:value-type="float">
            <text:p>645</text:p>
          </table:table-cell>
          <table:table-cell table:formula="of:=[.A73]*[.$D$2]" office:value-type="float" office:value="12.47" calcext:value-type="float">
            <text:p>12.5</text:p>
          </table:table-cell>
          <table:table-cell table:formula="of:=[.A73]*[.$E$2]" office:value-type="float" office:value="0.8514" calcext:value-type="float">
            <text:p>0.85</text:p>
          </table:table-cell>
          <table:table-cell table:number-columns-repeated="1019"/>
        </table:table-row>
        <table:table-row table:style-name="ro1">
          <table:table-cell office:value-type="float" office:value="850" calcext:value-type="float">
            <text:p>850.00</text:p>
          </table:table-cell>
          <table:table-cell table:formula="of:=[.A74] *[.$B$2]" office:value-type="float" office:value="25.1005" calcext:value-type="float">
            <text:p>25.10</text:p>
          </table:table-cell>
          <table:table-cell table:formula="of:=[.A74]*[.$C$2]" office:value-type="float" office:value="637.5" calcext:value-type="float">
            <text:p>638</text:p>
          </table:table-cell>
          <table:table-cell table:formula="of:=[.A74]*[.$D$2]" office:value-type="float" office:value="12.325" calcext:value-type="float">
            <text:p>12.3</text:p>
          </table:table-cell>
          <table:table-cell table:formula="of:=[.A74]*[.$E$2]" office:value-type="float" office:value="0.8415" calcext:value-type="float">
            <text:p>0.84</text:p>
          </table:table-cell>
          <table:table-cell table:number-columns-repeated="1019"/>
        </table:table-row>
        <table:table-row table:style-name="ro1">
          <table:table-cell office:value-type="float" office:value="840" calcext:value-type="float">
            <text:p>840.00</text:p>
          </table:table-cell>
          <table:table-cell table:formula="of:=[.A75] *[.$B$2]" office:value-type="float" office:value="24.8052" calcext:value-type="float">
            <text:p>24.81</text:p>
          </table:table-cell>
          <table:table-cell table:formula="of:=[.A75]*[.$C$2]" office:value-type="float" office:value="630" calcext:value-type="float">
            <text:p>630</text:p>
          </table:table-cell>
          <table:table-cell table:formula="of:=[.A75]*[.$D$2]" office:value-type="float" office:value="12.18" calcext:value-type="float">
            <text:p>12.2</text:p>
          </table:table-cell>
          <table:table-cell table:formula="of:=[.A75]*[.$E$2]" office:value-type="float" office:value="0.8316" calcext:value-type="float">
            <text:p>0.83</text:p>
          </table:table-cell>
          <table:table-cell table:number-columns-repeated="1019"/>
        </table:table-row>
        <table:table-row table:style-name="ro1">
          <table:table-cell office:value-type="float" office:value="830" calcext:value-type="float">
            <text:p>830.00</text:p>
          </table:table-cell>
          <table:table-cell table:formula="of:=[.A76] *[.$B$2]" office:value-type="float" office:value="24.5099" calcext:value-type="float">
            <text:p>24.51</text:p>
          </table:table-cell>
          <table:table-cell table:formula="of:=[.A76]*[.$C$2]" office:value-type="float" office:value="622.5" calcext:value-type="float">
            <text:p>623</text:p>
          </table:table-cell>
          <table:table-cell table:formula="of:=[.A76]*[.$D$2]" office:value-type="float" office:value="12.035" calcext:value-type="float">
            <text:p>12.0</text:p>
          </table:table-cell>
          <table:table-cell table:formula="of:=[.A76]*[.$E$2]" office:value-type="float" office:value="0.8217" calcext:value-type="float">
            <text:p>0.82</text:p>
          </table:table-cell>
          <table:table-cell table:number-columns-repeated="1019"/>
        </table:table-row>
        <table:table-row table:style-name="ro1">
          <table:table-cell office:value-type="float" office:value="820" calcext:value-type="float">
            <text:p>820.00</text:p>
          </table:table-cell>
          <table:table-cell table:formula="of:=[.A77] *[.$B$2]" office:value-type="float" office:value="24.2146" calcext:value-type="float">
            <text:p>24.21</text:p>
          </table:table-cell>
          <table:table-cell table:formula="of:=[.A77]*[.$C$2]" office:value-type="float" office:value="615" calcext:value-type="float">
            <text:p>615</text:p>
          </table:table-cell>
          <table:table-cell table:formula="of:=[.A77]*[.$D$2]" office:value-type="float" office:value="11.89" calcext:value-type="float">
            <text:p>11.9</text:p>
          </table:table-cell>
          <table:table-cell table:formula="of:=[.A77]*[.$E$2]" office:value-type="float" office:value="0.8118" calcext:value-type="float">
            <text:p>0.81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.00</text:p>
          </table:table-cell>
          <table:table-cell table:formula="of:=[.A78] *[.$B$2]" office:value-type="float" office:value="23.9193" calcext:value-type="float">
            <text:p>23.92</text:p>
          </table:table-cell>
          <table:table-cell table:formula="of:=[.A78]*[.$C$2]" office:value-type="float" office:value="607.5" calcext:value-type="float">
            <text:p>608</text:p>
          </table:table-cell>
          <table:table-cell table:formula="of:=[.A78]*[.$D$2]" office:value-type="float" office:value="11.745" calcext:value-type="float">
            <text:p>11.7</text:p>
          </table:table-cell>
          <table:table-cell table:formula="of:=[.A78]*[.$E$2]" office:value-type="float" office:value="0.8019" calcext:value-type="float">
            <text:p>0.80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.00</text:p>
          </table:table-cell>
          <table:table-cell table:formula="of:=[.A79] *[.$B$2]" office:value-type="float" office:value="23.624" calcext:value-type="float">
            <text:p>23.62</text:p>
          </table:table-cell>
          <table:table-cell table:formula="of:=[.A79]*[.$C$2]" office:value-type="float" office:value="600" calcext:value-type="float">
            <text:p>600</text:p>
          </table:table-cell>
          <table:table-cell table:formula="of:=[.A79]*[.$D$2]" office:value-type="float" office:value="11.6" calcext:value-type="float">
            <text:p>11.6</text:p>
          </table:table-cell>
          <table:table-cell table:formula="of:=[.A79]*[.$E$2]" office:value-type="float" office:value="0.792" calcext:value-type="float">
            <text:p>0.79</text:p>
          </table:table-cell>
          <table:table-cell table:number-columns-repeated="1019"/>
        </table:table-row>
        <table:table-row table:style-name="ro1">
          <table:table-cell office:value-type="float" office:value="790" calcext:value-type="float">
            <text:p>790.00</text:p>
          </table:table-cell>
          <table:table-cell table:formula="of:=[.A80] *[.$B$2]" office:value-type="float" office:value="23.3287" calcext:value-type="float">
            <text:p>23.33</text:p>
          </table:table-cell>
          <table:table-cell table:formula="of:=[.A80]*[.$C$2]" office:value-type="float" office:value="592.5" calcext:value-type="float">
            <text:p>593</text:p>
          </table:table-cell>
          <table:table-cell table:formula="of:=[.A80]*[.$D$2]" office:value-type="float" office:value="11.455" calcext:value-type="float">
            <text:p>11.5</text:p>
          </table:table-cell>
          <table:table-cell table:formula="of:=[.A80]*[.$E$2]" office:value-type="float" office:value="0.7821" calcext:value-type="float">
            <text:p>0.78</text:p>
          </table:table-cell>
          <table:table-cell table:number-columns-repeated="1019"/>
        </table:table-row>
        <table:table-row table:style-name="ro1">
          <table:table-cell office:value-type="float" office:value="780" calcext:value-type="float">
            <text:p>780.00</text:p>
          </table:table-cell>
          <table:table-cell table:formula="of:=[.A81] *[.$B$2]" office:value-type="float" office:value="23.0334" calcext:value-type="float">
            <text:p>23.03</text:p>
          </table:table-cell>
          <table:table-cell table:formula="of:=[.A81]*[.$C$2]" office:value-type="float" office:value="585" calcext:value-type="float">
            <text:p>585</text:p>
          </table:table-cell>
          <table:table-cell table:formula="of:=[.A81]*[.$D$2]" office:value-type="float" office:value="11.31" calcext:value-type="float">
            <text:p>11.3</text:p>
          </table:table-cell>
          <table:table-cell table:formula="of:=[.A81]*[.$E$2]" office:value-type="float" office:value="0.7722" calcext:value-type="float">
            <text:p>0.77</text:p>
          </table:table-cell>
          <table:table-cell table:number-columns-repeated="1019"/>
        </table:table-row>
        <table:table-row table:style-name="ro1">
          <table:table-cell office:value-type="float" office:value="770" calcext:value-type="float">
            <text:p>770.00</text:p>
          </table:table-cell>
          <table:table-cell table:formula="of:=[.A82] *[.$B$2]" office:value-type="float" office:value="22.7381" calcext:value-type="float">
            <text:p>22.74</text:p>
          </table:table-cell>
          <table:table-cell table:formula="of:=[.A82]*[.$C$2]" office:value-type="float" office:value="577.5" calcext:value-type="float">
            <text:p>578</text:p>
          </table:table-cell>
          <table:table-cell table:formula="of:=[.A82]*[.$D$2]" office:value-type="float" office:value="11.165" calcext:value-type="float">
            <text:p>11.2</text:p>
          </table:table-cell>
          <table:table-cell table:formula="of:=[.A82]*[.$E$2]" office:value-type="float" office:value="0.7623" calcext:value-type="float">
            <text:p>0.76</text:p>
          </table:table-cell>
          <table:table-cell table:number-columns-repeated="1019"/>
        </table:table-row>
        <table:table-row table:style-name="ro1">
          <table:table-cell office:value-type="float" office:value="760" calcext:value-type="float">
            <text:p>760.00</text:p>
          </table:table-cell>
          <table:table-cell table:formula="of:=[.A83] *[.$B$2]" office:value-type="float" office:value="22.4428" calcext:value-type="float">
            <text:p>22.44</text:p>
          </table:table-cell>
          <table:table-cell table:formula="of:=[.A83]*[.$C$2]" office:value-type="float" office:value="570" calcext:value-type="float">
            <text:p>570</text:p>
          </table:table-cell>
          <table:table-cell table:formula="of:=[.A83]*[.$D$2]" office:value-type="float" office:value="11.02" calcext:value-type="float">
            <text:p>11.0</text:p>
          </table:table-cell>
          <table:table-cell table:formula="of:=[.A83]*[.$E$2]" office:value-type="float" office:value="0.7524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float" office:value="750" calcext:value-type="float">
            <text:p>750.00</text:p>
          </table:table-cell>
          <table:table-cell table:formula="of:=[.A84] *[.$B$2]" office:value-type="float" office:value="22.1475" calcext:value-type="float">
            <text:p>22.15</text:p>
          </table:table-cell>
          <table:table-cell table:formula="of:=[.A84]*[.$C$2]" office:value-type="float" office:value="562.5" calcext:value-type="float">
            <text:p>563</text:p>
          </table:table-cell>
          <table:table-cell table:formula="of:=[.A84]*[.$D$2]" office:value-type="float" office:value="10.875" calcext:value-type="float">
            <text:p>10.9</text:p>
          </table:table-cell>
          <table:table-cell table:formula="of:=[.A84]*[.$E$2]" office:value-type="float" office:value="0.7425" calcext:value-type="float">
            <text:p>0.74</text:p>
          </table:table-cell>
          <table:table-cell table:number-columns-repeated="1019"/>
        </table:table-row>
        <table:table-row table:style-name="ro1">
          <table:table-cell office:value-type="float" office:value="740" calcext:value-type="float">
            <text:p>740.00</text:p>
          </table:table-cell>
          <table:table-cell table:formula="of:=[.A85] *[.$B$2]" office:value-type="float" office:value="21.8522" calcext:value-type="float">
            <text:p>21.85</text:p>
          </table:table-cell>
          <table:table-cell table:formula="of:=[.A85]*[.$C$2]" office:value-type="float" office:value="555" calcext:value-type="float">
            <text:p>555</text:p>
          </table:table-cell>
          <table:table-cell table:formula="of:=[.A85]*[.$D$2]" office:value-type="float" office:value="10.73" calcext:value-type="float">
            <text:p>10.7</text:p>
          </table:table-cell>
          <table:table-cell table:formula="of:=[.A85]*[.$E$2]" office:value-type="float" office:value="0.7326" calcext:value-type="float">
            <text:p>0.73</text:p>
          </table:table-cell>
          <table:table-cell table:number-columns-repeated="1019"/>
        </table:table-row>
        <table:table-row table:style-name="ro1">
          <table:table-cell office:value-type="float" office:value="730" calcext:value-type="float">
            <text:p>730.00</text:p>
          </table:table-cell>
          <table:table-cell table:formula="of:=[.A86] *[.$B$2]" office:value-type="float" office:value="21.5569" calcext:value-type="float">
            <text:p>21.56</text:p>
          </table:table-cell>
          <table:table-cell table:formula="of:=[.A86]*[.$C$2]" office:value-type="float" office:value="547.5" calcext:value-type="float">
            <text:p>548</text:p>
          </table:table-cell>
          <table:table-cell table:formula="of:=[.A86]*[.$D$2]" office:value-type="float" office:value="10.585" calcext:value-type="float">
            <text:p>10.6</text:p>
          </table:table-cell>
          <table:table-cell table:formula="of:=[.A86]*[.$E$2]" office:value-type="float" office:value="0.7227" calcext:value-type="float">
            <text:p>0.72</text:p>
          </table:table-cell>
          <table:table-cell table:number-columns-repeated="1019"/>
        </table:table-row>
        <table:table-row table:style-name="ro1">
          <table:table-cell office:value-type="float" office:value="720" calcext:value-type="float">
            <text:p>720.00</text:p>
          </table:table-cell>
          <table:table-cell table:formula="of:=[.A87] *[.$B$2]" office:value-type="float" office:value="21.2616" calcext:value-type="float">
            <text:p>21.26</text:p>
          </table:table-cell>
          <table:table-cell table:formula="of:=[.A87]*[.$C$2]" office:value-type="float" office:value="540" calcext:value-type="float">
            <text:p>540</text:p>
          </table:table-cell>
          <table:table-cell table:formula="of:=[.A87]*[.$D$2]" office:value-type="float" office:value="10.44" calcext:value-type="float">
            <text:p>10.4</text:p>
          </table:table-cell>
          <table:table-cell table:formula="of:=[.A87]*[.$E$2]" office:value-type="float" office:value="0.7128" calcext:value-type="float">
            <text:p>0.71</text:p>
          </table:table-cell>
          <table:table-cell table:number-columns-repeated="1019"/>
        </table:table-row>
        <table:table-row table:style-name="ro1">
          <table:table-cell office:value-type="float" office:value="710" calcext:value-type="float">
            <text:p>710.00</text:p>
          </table:table-cell>
          <table:table-cell table:formula="of:=[.A88] *[.$B$2]" office:value-type="float" office:value="20.9663" calcext:value-type="float">
            <text:p>20.97</text:p>
          </table:table-cell>
          <table:table-cell table:formula="of:=[.A88]*[.$C$2]" office:value-type="float" office:value="532.5" calcext:value-type="float">
            <text:p>533</text:p>
          </table:table-cell>
          <table:table-cell table:formula="of:=[.A88]*[.$D$2]" office:value-type="float" office:value="10.295" calcext:value-type="float">
            <text:p>10.3</text:p>
          </table:table-cell>
          <table:table-cell table:formula="of:=[.A88]*[.$E$2]" office:value-type="float" office:value="0.7029" calcext:value-type="float">
            <text:p>0.70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.00</text:p>
          </table:table-cell>
          <table:table-cell table:formula="of:=[.A89] *[.$B$2]" office:value-type="float" office:value="20.671" calcext:value-type="float">
            <text:p>20.67</text:p>
          </table:table-cell>
          <table:table-cell table:formula="of:=[.A89]*[.$C$2]" office:value-type="float" office:value="525" calcext:value-type="float">
            <text:p>525</text:p>
          </table:table-cell>
          <table:table-cell table:formula="of:=[.A89]*[.$D$2]" office:value-type="float" office:value="10.15" calcext:value-type="float">
            <text:p>10.2</text:p>
          </table:table-cell>
          <table:table-cell table:formula="of:=[.A89]*[.$E$2]" office:value-type="float" office:value="0.693" calcext:value-type="float">
            <text:p>0.69</text:p>
          </table:table-cell>
          <table:table-cell table:number-columns-repeated="1019"/>
        </table:table-row>
        <table:table-row table:style-name="ro1">
          <table:table-cell office:value-type="float" office:value="690" calcext:value-type="float">
            <text:p>690.00</text:p>
          </table:table-cell>
          <table:table-cell table:formula="of:=[.A90] *[.$B$2]" office:value-type="float" office:value="20.3757" calcext:value-type="float">
            <text:p>20.38</text:p>
          </table:table-cell>
          <table:table-cell table:formula="of:=[.A90]*[.$C$2]" office:value-type="float" office:value="517.5" calcext:value-type="float">
            <text:p>518</text:p>
          </table:table-cell>
          <table:table-cell table:formula="of:=[.A90]*[.$D$2]" office:value-type="float" office:value="10.005" calcext:value-type="float">
            <text:p>10.0</text:p>
          </table:table-cell>
          <table:table-cell table:formula="of:=[.A90]*[.$E$2]" office:value-type="float" office:value="0.6831" calcext:value-type="float">
            <text:p>0.68</text:p>
          </table:table-cell>
          <table:table-cell table:number-columns-repeated="1019"/>
        </table:table-row>
        <table:table-row table:style-name="ro1">
          <table:table-cell office:value-type="float" office:value="680" calcext:value-type="float">
            <text:p>680.00</text:p>
          </table:table-cell>
          <table:table-cell table:formula="of:=[.A91] *[.$B$2]" office:value-type="float" office:value="20.0804" calcext:value-type="float">
            <text:p>20.08</text:p>
          </table:table-cell>
          <table:table-cell table:formula="of:=[.A91]*[.$C$2]" office:value-type="float" office:value="510" calcext:value-type="float">
            <text:p>510</text:p>
          </table:table-cell>
          <table:table-cell table:formula="of:=[.A91]*[.$D$2]" office:value-type="float" office:value="9.86" calcext:value-type="float">
            <text:p>9.9</text:p>
          </table:table-cell>
          <table:table-cell table:formula="of:=[.A91]*[.$E$2]" office:value-type="float" office:value="0.6732" calcext:value-type="float">
            <text:p>0.67</text:p>
          </table:table-cell>
          <table:table-cell table:number-columns-repeated="1019"/>
        </table:table-row>
        <table:table-row table:style-name="ro1">
          <table:table-cell office:value-type="float" office:value="670" calcext:value-type="float">
            <text:p>670.00</text:p>
          </table:table-cell>
          <table:table-cell table:formula="of:=[.A92] *[.$B$2]" office:value-type="float" office:value="19.7851" calcext:value-type="float">
            <text:p>19.79</text:p>
          </table:table-cell>
          <table:table-cell table:formula="of:=[.A92]*[.$C$2]" office:value-type="float" office:value="502.5" calcext:value-type="float">
            <text:p>503</text:p>
          </table:table-cell>
          <table:table-cell table:formula="of:=[.A92]*[.$D$2]" office:value-type="float" office:value="9.715" calcext:value-type="float">
            <text:p>9.7</text:p>
          </table:table-cell>
          <table:table-cell table:formula="of:=[.A92]*[.$E$2]" office:value-type="float" office:value="0.6633" calcext:value-type="float">
            <text:p>0.66</text:p>
          </table:table-cell>
          <table:table-cell table:number-columns-repeated="1019"/>
        </table:table-row>
        <table:table-row table:style-name="ro1">
          <table:table-cell office:value-type="float" office:value="660" calcext:value-type="float">
            <text:p>660.00</text:p>
          </table:table-cell>
          <table:table-cell table:formula="of:=[.A93] *[.$B$2]" office:value-type="float" office:value="19.4898" calcext:value-type="float">
            <text:p>19.49</text:p>
          </table:table-cell>
          <table:table-cell table:formula="of:=[.A93]*[.$C$2]" office:value-type="float" office:value="495" calcext:value-type="float">
            <text:p>495</text:p>
          </table:table-cell>
          <table:table-cell table:formula="of:=[.A93]*[.$D$2]" office:value-type="float" office:value="9.57" calcext:value-type="float">
            <text:p>9.6</text:p>
          </table:table-cell>
          <table:table-cell table:formula="of:=[.A93]*[.$E$2]" office:value-type="float" office:value="0.6534" calcext:value-type="float">
            <text:p>0.65</text:p>
          </table:table-cell>
          <table:table-cell table:number-columns-repeated="1019"/>
        </table:table-row>
        <table:table-row table:style-name="ro1">
          <table:table-cell office:value-type="float" office:value="650" calcext:value-type="float">
            <text:p>650.00</text:p>
          </table:table-cell>
          <table:table-cell table:formula="of:=[.A94] *[.$B$2]" office:value-type="float" office:value="19.1945" calcext:value-type="float">
            <text:p>19.19</text:p>
          </table:table-cell>
          <table:table-cell table:formula="of:=[.A94]*[.$C$2]" office:value-type="float" office:value="487.5" calcext:value-type="float">
            <text:p>488</text:p>
          </table:table-cell>
          <table:table-cell table:formula="of:=[.A94]*[.$D$2]" office:value-type="float" office:value="9.425" calcext:value-type="float">
            <text:p>9.4</text:p>
          </table:table-cell>
          <table:table-cell table:formula="of:=[.A94]*[.$E$2]" office:value-type="float" office:value="0.6435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float" office:value="640" calcext:value-type="float">
            <text:p>640.00</text:p>
          </table:table-cell>
          <table:table-cell table:formula="of:=[.A95] *[.$B$2]" office:value-type="float" office:value="18.8992" calcext:value-type="float">
            <text:p>18.90</text:p>
          </table:table-cell>
          <table:table-cell table:formula="of:=[.A95]*[.$C$2]" office:value-type="float" office:value="480" calcext:value-type="float">
            <text:p>480</text:p>
          </table:table-cell>
          <table:table-cell table:formula="of:=[.A95]*[.$D$2]" office:value-type="float" office:value="9.28" calcext:value-type="float">
            <text:p>9.3</text:p>
          </table:table-cell>
          <table:table-cell table:formula="of:=[.A95]*[.$E$2]" office:value-type="float" office:value="0.6336" calcext:value-type="float">
            <text:p>0.63</text:p>
          </table:table-cell>
          <table:table-cell table:number-columns-repeated="1019"/>
        </table:table-row>
        <table:table-row table:style-name="ro1">
          <table:table-cell office:value-type="float" office:value="630" calcext:value-type="float">
            <text:p>630.00</text:p>
          </table:table-cell>
          <table:table-cell table:formula="of:=[.A96] *[.$B$2]" office:value-type="float" office:value="18.6039" calcext:value-type="float">
            <text:p>18.60</text:p>
          </table:table-cell>
          <table:table-cell table:formula="of:=[.A96]*[.$C$2]" office:value-type="float" office:value="472.5" calcext:value-type="float">
            <text:p>473</text:p>
          </table:table-cell>
          <table:table-cell table:formula="of:=[.A96]*[.$D$2]" office:value-type="float" office:value="9.135" calcext:value-type="float">
            <text:p>9.1</text:p>
          </table:table-cell>
          <table:table-cell table:formula="of:=[.A96]*[.$E$2]" office:value-type="float" office:value="0.6237" calcext:value-type="float">
            <text:p>0.62</text:p>
          </table:table-cell>
          <table:table-cell table:number-columns-repeated="1019"/>
        </table:table-row>
        <table:table-row table:style-name="ro1">
          <table:table-cell office:value-type="float" office:value="620" calcext:value-type="float">
            <text:p>620.00</text:p>
          </table:table-cell>
          <table:table-cell table:formula="of:=[.A97] *[.$B$2]" office:value-type="float" office:value="18.3086" calcext:value-type="float">
            <text:p>18.31</text:p>
          </table:table-cell>
          <table:table-cell table:formula="of:=[.A97]*[.$C$2]" office:value-type="float" office:value="465" calcext:value-type="float">
            <text:p>465</text:p>
          </table:table-cell>
          <table:table-cell table:formula="of:=[.A97]*[.$D$2]" office:value-type="float" office:value="8.99" calcext:value-type="float">
            <text:p>9.0</text:p>
          </table:table-cell>
          <table:table-cell table:formula="of:=[.A97]*[.$E$2]" office:value-type="float" office:value="0.6138" calcext:value-type="float">
            <text:p>0.61</text:p>
          </table:table-cell>
          <table:table-cell table:number-columns-repeated="1019"/>
        </table:table-row>
        <table:table-row table:style-name="ro1">
          <table:table-cell office:value-type="float" office:value="610" calcext:value-type="float">
            <text:p>610.00</text:p>
          </table:table-cell>
          <table:table-cell table:formula="of:=[.A98] *[.$B$2]" office:value-type="float" office:value="18.0133" calcext:value-type="float">
            <text:p>18.01</text:p>
          </table:table-cell>
          <table:table-cell table:formula="of:=[.A98]*[.$C$2]" office:value-type="float" office:value="457.5" calcext:value-type="float">
            <text:p>458</text:p>
          </table:table-cell>
          <table:table-cell table:formula="of:=[.A98]*[.$D$2]" office:value-type="float" office:value="8.845" calcext:value-type="float">
            <text:p>8.8</text:p>
          </table:table-cell>
          <table:table-cell table:formula="of:=[.A98]*[.$E$2]" office:value-type="float" office:value="0.6039" calcext:value-type="float">
            <text:p>0.60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.00</text:p>
          </table:table-cell>
          <table:table-cell table:formula="of:=[.A99] *[.$B$2]" office:value-type="float" office:value="17.718" calcext:value-type="float">
            <text:p>17.72</text:p>
          </table:table-cell>
          <table:table-cell table:formula="of:=[.A99]*[.$C$2]" office:value-type="float" office:value="450" calcext:value-type="float">
            <text:p>450</text:p>
          </table:table-cell>
          <table:table-cell table:formula="of:=[.A99]*[.$D$2]" office:value-type="float" office:value="8.7" calcext:value-type="float">
            <text:p>8.7</text:p>
          </table:table-cell>
          <table:table-cell table:formula="of:=[.A99]*[.$E$2]" office:value-type="float" office:value="0.594" calcext:value-type="float">
            <text:p>0.59</text:p>
          </table:table-cell>
          <table:table-cell table:number-columns-repeated="1019"/>
        </table:table-row>
        <table:table-row table:style-name="ro1">
          <table:table-cell office:value-type="float" office:value="590" calcext:value-type="float">
            <text:p>590.00</text:p>
          </table:table-cell>
          <table:table-cell table:formula="of:=[.A100] *[.$B$2]" office:value-type="float" office:value="17.4227" calcext:value-type="float">
            <text:p>17.42</text:p>
          </table:table-cell>
          <table:table-cell table:formula="of:=[.A100]*[.$C$2]" office:value-type="float" office:value="442.5" calcext:value-type="float">
            <text:p>443</text:p>
          </table:table-cell>
          <table:table-cell table:formula="of:=[.A100]*[.$D$2]" office:value-type="float" office:value="8.555" calcext:value-type="float">
            <text:p>8.6</text:p>
          </table:table-cell>
          <table:table-cell table:formula="of:=[.A100]*[.$E$2]" office:value-type="float" office:value="0.5841" calcext:value-type="float">
            <text:p>0.58</text:p>
          </table:table-cell>
          <table:table-cell table:number-columns-repeated="1019"/>
        </table:table-row>
        <table:table-row table:style-name="ro1">
          <table:table-cell office:value-type="float" office:value="580" calcext:value-type="float">
            <text:p>580.00</text:p>
          </table:table-cell>
          <table:table-cell table:formula="of:=[.A101] *[.$B$2]" office:value-type="float" office:value="17.1274" calcext:value-type="float">
            <text:p>17.13</text:p>
          </table:table-cell>
          <table:table-cell table:formula="of:=[.A101]*[.$C$2]" office:value-type="float" office:value="435" calcext:value-type="float">
            <text:p>435</text:p>
          </table:table-cell>
          <table:table-cell table:formula="of:=[.A101]*[.$D$2]" office:value-type="float" office:value="8.41" calcext:value-type="float">
            <text:p>8.4</text:p>
          </table:table-cell>
          <table:table-cell table:formula="of:=[.A101]*[.$E$2]" office:value-type="float" office:value="0.5742" calcext:value-type="float">
            <text:p>0.57</text:p>
          </table:table-cell>
          <table:table-cell table:number-columns-repeated="1019"/>
        </table:table-row>
        <table:table-row table:style-name="ro1">
          <table:table-cell office:value-type="float" office:value="570" calcext:value-type="float">
            <text:p>570.00</text:p>
          </table:table-cell>
          <table:table-cell table:formula="of:=[.A102] *[.$B$2]" office:value-type="float" office:value="16.8321" calcext:value-type="float">
            <text:p>16.83</text:p>
          </table:table-cell>
          <table:table-cell table:formula="of:=[.A102]*[.$C$2]" office:value-type="float" office:value="427.5" calcext:value-type="float">
            <text:p>428</text:p>
          </table:table-cell>
          <table:table-cell table:formula="of:=[.A102]*[.$D$2]" office:value-type="float" office:value="8.265" calcext:value-type="float">
            <text:p>8.3</text:p>
          </table:table-cell>
          <table:table-cell table:formula="of:=[.A102]*[.$E$2]" office:value-type="float" office:value="0.5643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float" office:value="560" calcext:value-type="float">
            <text:p>560.00</text:p>
          </table:table-cell>
          <table:table-cell table:formula="of:=[.A103] *[.$B$2]" office:value-type="float" office:value="16.5368" calcext:value-type="float">
            <text:p>16.54</text:p>
          </table:table-cell>
          <table:table-cell table:formula="of:=[.A103]*[.$C$2]" office:value-type="float" office:value="420" calcext:value-type="float">
            <text:p>420</text:p>
          </table:table-cell>
          <table:table-cell table:formula="of:=[.A103]*[.$D$2]" office:value-type="float" office:value="8.12" calcext:value-type="float">
            <text:p>8.1</text:p>
          </table:table-cell>
          <table:table-cell table:formula="of:=[.A103]*[.$E$2]" office:value-type="float" office:value="0.5544" calcext:value-type="float">
            <text:p>0.55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.00</text:p>
          </table:table-cell>
          <table:table-cell table:formula="of:=[.A104] *[.$B$2]" office:value-type="float" office:value="16.2415" calcext:value-type="float">
            <text:p>16.24</text:p>
          </table:table-cell>
          <table:table-cell table:formula="of:=[.A104]*[.$C$2]" office:value-type="float" office:value="412.5" calcext:value-type="float">
            <text:p>413</text:p>
          </table:table-cell>
          <table:table-cell table:formula="of:=[.A104]*[.$D$2]" office:value-type="float" office:value="7.975" calcext:value-type="float">
            <text:p>8.0</text:p>
          </table:table-cell>
          <table:table-cell table:formula="of:=[.A104]*[.$E$2]" office:value-type="float" office:value="0.5445" calcext:value-type="float">
            <text:p>0.54</text:p>
          </table:table-cell>
          <table:table-cell table:number-columns-repeated="1019"/>
        </table:table-row>
        <table:table-row table:style-name="ro1">
          <table:table-cell office:value-type="float" office:value="540" calcext:value-type="float">
            <text:p>540.00</text:p>
          </table:table-cell>
          <table:table-cell table:formula="of:=[.A105] *[.$B$2]" office:value-type="float" office:value="15.9462" calcext:value-type="float">
            <text:p>15.95</text:p>
          </table:table-cell>
          <table:table-cell table:formula="of:=[.A105]*[.$C$2]" office:value-type="float" office:value="405" calcext:value-type="float">
            <text:p>405</text:p>
          </table:table-cell>
          <table:table-cell table:formula="of:=[.A105]*[.$D$2]" office:value-type="float" office:value="7.83" calcext:value-type="float">
            <text:p>7.8</text:p>
          </table:table-cell>
          <table:table-cell table:formula="of:=[.A105]*[.$E$2]" office:value-type="float" office:value="0.5346" calcext:value-type="float">
            <text:p>0.53</text:p>
          </table:table-cell>
          <table:table-cell table:number-columns-repeated="1019"/>
        </table:table-row>
        <table:table-row table:style-name="ro1">
          <table:table-cell office:value-type="float" office:value="530" calcext:value-type="float">
            <text:p>530.00</text:p>
          </table:table-cell>
          <table:table-cell table:formula="of:=[.A106] *[.$B$2]" office:value-type="float" office:value="15.6509" calcext:value-type="float">
            <text:p>15.65</text:p>
          </table:table-cell>
          <table:table-cell table:formula="of:=[.A106]*[.$C$2]" office:value-type="float" office:value="397.5" calcext:value-type="float">
            <text:p>398</text:p>
          </table:table-cell>
          <table:table-cell table:formula="of:=[.A106]*[.$D$2]" office:value-type="float" office:value="7.685" calcext:value-type="float">
            <text:p>7.7</text:p>
          </table:table-cell>
          <table:table-cell table:formula="of:=[.A106]*[.$E$2]" office:value-type="float" office:value="0.5247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.00</text:p>
          </table:table-cell>
          <table:table-cell table:formula="of:=[.A107] *[.$B$2]" office:value-type="float" office:value="15.3556" calcext:value-type="float">
            <text:p>15.36</text:p>
          </table:table-cell>
          <table:table-cell table:formula="of:=[.A107]*[.$C$2]" office:value-type="float" office:value="390" calcext:value-type="float">
            <text:p>390</text:p>
          </table:table-cell>
          <table:table-cell table:formula="of:=[.A107]*[.$D$2]" office:value-type="float" office:value="7.54" calcext:value-type="float">
            <text:p>7.5</text:p>
          </table:table-cell>
          <table:table-cell table:formula="of:=[.A107]*[.$E$2]" office:value-type="float" office:value="0.5148" calcext:value-type="float">
            <text:p>0.51</text:p>
          </table:table-cell>
          <table:table-cell table:number-columns-repeated="1019"/>
        </table:table-row>
        <table:table-row table:style-name="ro1">
          <table:table-cell office:value-type="float" office:value="510" calcext:value-type="float">
            <text:p>510.00</text:p>
          </table:table-cell>
          <table:table-cell table:formula="of:=[.A108] *[.$B$2]" office:value-type="float" office:value="15.0603" calcext:value-type="float">
            <text:p>15.06</text:p>
          </table:table-cell>
          <table:table-cell table:formula="of:=[.A108]*[.$C$2]" office:value-type="float" office:value="382.5" calcext:value-type="float">
            <text:p>383</text:p>
          </table:table-cell>
          <table:table-cell table:formula="of:=[.A108]*[.$D$2]" office:value-type="float" office:value="7.395" calcext:value-type="float">
            <text:p>7.4</text:p>
          </table:table-cell>
          <table:table-cell table:formula="of:=[.A108]*[.$E$2]" office:value-type="float" office:value="0.5049" calcext:value-type="float">
            <text:p>0.50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.00</text:p>
          </table:table-cell>
          <table:table-cell table:formula="of:=[.A109] *[.$B$2]" office:value-type="float" office:value="14.765" calcext:value-type="float">
            <text:p>14.77</text:p>
          </table:table-cell>
          <table:table-cell table:formula="of:=[.A109]*[.$C$2]" office:value-type="float" office:value="375" calcext:value-type="float">
            <text:p>375</text:p>
          </table:table-cell>
          <table:table-cell table:formula="of:=[.A109]*[.$D$2]" office:value-type="float" office:value="7.25" calcext:value-type="float">
            <text:p>7.3</text:p>
          </table:table-cell>
          <table:table-cell table:formula="of:=[.A109]*[.$E$2]" office:value-type="float" office:value="0.495" calcext:value-type="float">
            <text:p>0.50</text:p>
          </table:table-cell>
          <table:table-cell table:number-columns-repeated="1019"/>
        </table:table-row>
        <table:table-row table:style-name="ro1">
          <table:table-cell office:value-type="float" office:value="490" calcext:value-type="float">
            <text:p>490.00</text:p>
          </table:table-cell>
          <table:table-cell table:formula="of:=[.A110] *[.$B$2]" office:value-type="float" office:value="14.4697" calcext:value-type="float">
            <text:p>14.47</text:p>
          </table:table-cell>
          <table:table-cell table:formula="of:=[.A110]*[.$C$2]" office:value-type="float" office:value="367.5" calcext:value-type="float">
            <text:p>368</text:p>
          </table:table-cell>
          <table:table-cell table:formula="of:=[.A110]*[.$D$2]" office:value-type="float" office:value="7.105" calcext:value-type="float">
            <text:p>7.1</text:p>
          </table:table-cell>
          <table:table-cell table:formula="of:=[.A110]*[.$E$2]" office:value-type="float" office:value="0.4851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.00</text:p>
          </table:table-cell>
          <table:table-cell table:formula="of:=[.A111] *[.$B$2]" office:value-type="float" office:value="14.1744" calcext:value-type="float">
            <text:p>14.17</text:p>
          </table:table-cell>
          <table:table-cell table:formula="of:=[.A111]*[.$C$2]" office:value-type="float" office:value="360" calcext:value-type="float">
            <text:p>360</text:p>
          </table:table-cell>
          <table:table-cell table:formula="of:=[.A111]*[.$D$2]" office:value-type="float" office:value="6.96" calcext:value-type="float">
            <text:p>7.0</text:p>
          </table:table-cell>
          <table:table-cell table:formula="of:=[.A111]*[.$E$2]" office:value-type="float" office:value="0.4752" calcext:value-type="float">
            <text:p>0.48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.00</text:p>
          </table:table-cell>
          <table:table-cell table:formula="of:=[.A112] *[.$B$2]" office:value-type="float" office:value="13.8791" calcext:value-type="float">
            <text:p>13.88</text:p>
          </table:table-cell>
          <table:table-cell table:formula="of:=[.A112]*[.$C$2]" office:value-type="float" office:value="352.5" calcext:value-type="float">
            <text:p>353</text:p>
          </table:table-cell>
          <table:table-cell table:formula="of:=[.A112]*[.$D$2]" office:value-type="float" office:value="6.815" calcext:value-type="float">
            <text:p>6.8</text:p>
          </table:table-cell>
          <table:table-cell table:formula="of:=[.A112]*[.$E$2]" office:value-type="float" office:value="0.4653" calcext:value-type="float">
            <text:p>0.47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.00</text:p>
          </table:table-cell>
          <table:table-cell table:formula="of:=[.A113] *[.$B$2]" office:value-type="float" office:value="13.5838" calcext:value-type="float">
            <text:p>13.58</text:p>
          </table:table-cell>
          <table:table-cell table:formula="of:=[.A113]*[.$C$2]" office:value-type="float" office:value="345" calcext:value-type="float">
            <text:p>345</text:p>
          </table:table-cell>
          <table:table-cell table:formula="of:=[.A113]*[.$D$2]" office:value-type="float" office:value="6.67" calcext:value-type="float">
            <text:p>6.7</text:p>
          </table:table-cell>
          <table:table-cell table:formula="of:=[.A113]*[.$E$2]" office:value-type="float" office:value="0.4554" calcext:value-type="float">
            <text:p>0.46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.00</text:p>
          </table:table-cell>
          <table:table-cell table:formula="of:=[.A114] *[.$B$2]" office:value-type="float" office:value="13.2885" calcext:value-type="float">
            <text:p>13.29</text:p>
          </table:table-cell>
          <table:table-cell table:formula="of:=[.A114]*[.$C$2]" office:value-type="float" office:value="337.5" calcext:value-type="float">
            <text:p>338</text:p>
          </table:table-cell>
          <table:table-cell table:formula="of:=[.A114]*[.$D$2]" office:value-type="float" office:value="6.525" calcext:value-type="float">
            <text:p>6.5</text:p>
          </table:table-cell>
          <table:table-cell table:formula="of:=[.A114]*[.$E$2]" office:value-type="float" office:value="0.445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float" office:value="440" calcext:value-type="float">
            <text:p>440.00</text:p>
          </table:table-cell>
          <table:table-cell table:formula="of:=[.A115] *[.$B$2]" office:value-type="float" office:value="12.9932" calcext:value-type="float">
            <text:p>12.99</text:p>
          </table:table-cell>
          <table:table-cell table:formula="of:=[.A115]*[.$C$2]" office:value-type="float" office:value="330" calcext:value-type="float">
            <text:p>330</text:p>
          </table:table-cell>
          <table:table-cell table:formula="of:=[.A115]*[.$D$2]" office:value-type="float" office:value="6.38" calcext:value-type="float">
            <text:p>6.4</text:p>
          </table:table-cell>
          <table:table-cell table:formula="of:=[.A115]*[.$E$2]" office:value-type="float" office:value="0.4356" calcext:value-type="float">
            <text:p>0.44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.00</text:p>
          </table:table-cell>
          <table:table-cell table:formula="of:=[.A116] *[.$B$2]" office:value-type="float" office:value="12.6979" calcext:value-type="float">
            <text:p>12.70</text:p>
          </table:table-cell>
          <table:table-cell table:formula="of:=[.A116]*[.$C$2]" office:value-type="float" office:value="322.5" calcext:value-type="float">
            <text:p>323</text:p>
          </table:table-cell>
          <table:table-cell table:formula="of:=[.A116]*[.$D$2]" office:value-type="float" office:value="6.235" calcext:value-type="float">
            <text:p>6.2</text:p>
          </table:table-cell>
          <table:table-cell table:formula="of:=[.A116]*[.$E$2]" office:value-type="float" office:value="0.4257" calcext:value-type="float">
            <text:p>0.43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.00</text:p>
          </table:table-cell>
          <table:table-cell table:formula="of:=[.A117] *[.$B$2]" office:value-type="float" office:value="12.4026" calcext:value-type="float">
            <text:p>12.40</text:p>
          </table:table-cell>
          <table:table-cell table:formula="of:=[.A117]*[.$C$2]" office:value-type="float" office:value="315" calcext:value-type="float">
            <text:p>315</text:p>
          </table:table-cell>
          <table:table-cell table:formula="of:=[.A117]*[.$D$2]" office:value-type="float" office:value="6.09" calcext:value-type="float">
            <text:p>6.1</text:p>
          </table:table-cell>
          <table:table-cell table:formula="of:=[.A117]*[.$E$2]" office:value-type="float" office:value="0.4158" calcext:value-type="float">
            <text:p>0.42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.00</text:p>
          </table:table-cell>
          <table:table-cell table:formula="of:=[.A118] *[.$B$2]" office:value-type="float" office:value="12.1073" calcext:value-type="float">
            <text:p>12.11</text:p>
          </table:table-cell>
          <table:table-cell table:formula="of:=[.A118]*[.$C$2]" office:value-type="float" office:value="307.5" calcext:value-type="float">
            <text:p>308</text:p>
          </table:table-cell>
          <table:table-cell table:formula="of:=[.A118]*[.$D$2]" office:value-type="float" office:value="5.945" calcext:value-type="float">
            <text:p>5.9</text:p>
          </table:table-cell>
          <table:table-cell table:formula="of:=[.A118]*[.$E$2]" office:value-type="float" office:value="0.4059" calcext:value-type="float">
            <text:p>0.41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.00</text:p>
          </table:table-cell>
          <table:table-cell table:formula="of:=[.A119] *[.$B$2]" office:value-type="float" office:value="11.812" calcext:value-type="float">
            <text:p>11.81</text:p>
          </table:table-cell>
          <table:table-cell table:formula="of:=[.A119]*[.$C$2]" office:value-type="float" office:value="300" calcext:value-type="float">
            <text:p>300</text:p>
          </table:table-cell>
          <table:table-cell table:formula="of:=[.A119]*[.$D$2]" office:value-type="float" office:value="5.8" calcext:value-type="float">
            <text:p>5.8</text:p>
          </table:table-cell>
          <table:table-cell table:formula="of:=[.A119]*[.$E$2]" office:value-type="float" office:value="0.396" calcext:value-type="float">
            <text:p>0.4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.00</text:p>
          </table:table-cell>
          <table:table-cell table:formula="of:=[.A120] *[.$B$2]" office:value-type="float" office:value="11.5167" calcext:value-type="float">
            <text:p>11.52</text:p>
          </table:table-cell>
          <table:table-cell table:formula="of:=[.A120]*[.$C$2]" office:value-type="float" office:value="292.5" calcext:value-type="float">
            <text:p>293</text:p>
          </table:table-cell>
          <table:table-cell table:formula="of:=[.A120]*[.$D$2]" office:value-type="float" office:value="5.655" calcext:value-type="float">
            <text:p>5.7</text:p>
          </table:table-cell>
          <table:table-cell table:formula="of:=[.A120]*[.$E$2]" office:value-type="float" office:value="0.3861" calcext:value-type="float">
            <text:p>0.39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.00</text:p>
          </table:table-cell>
          <table:table-cell table:formula="of:=[.A121] *[.$B$2]" office:value-type="float" office:value="11.2214" calcext:value-type="float">
            <text:p>11.22</text:p>
          </table:table-cell>
          <table:table-cell table:formula="of:=[.A121]*[.$C$2]" office:value-type="float" office:value="285" calcext:value-type="float">
            <text:p>285</text:p>
          </table:table-cell>
          <table:table-cell table:formula="of:=[.A121]*[.$D$2]" office:value-type="float" office:value="5.51" calcext:value-type="float">
            <text:p>5.5</text:p>
          </table:table-cell>
          <table:table-cell table:formula="of:=[.A121]*[.$E$2]" office:value-type="float" office:value="0.3762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.00</text:p>
          </table:table-cell>
          <table:table-cell table:formula="of:=[.A122] *[.$B$2]" office:value-type="float" office:value="10.9261" calcext:value-type="float">
            <text:p>10.93</text:p>
          </table:table-cell>
          <table:table-cell table:formula="of:=[.A122]*[.$C$2]" office:value-type="float" office:value="277.5" calcext:value-type="float">
            <text:p>278</text:p>
          </table:table-cell>
          <table:table-cell table:formula="of:=[.A122]*[.$D$2]" office:value-type="float" office:value="5.365" calcext:value-type="float">
            <text:p>5.4</text:p>
          </table:table-cell>
          <table:table-cell table:formula="of:=[.A122]*[.$E$2]" office:value-type="float" office:value="0.3663" calcext:value-type="float">
            <text:p>0.37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.00</text:p>
          </table:table-cell>
          <table:table-cell table:formula="of:=[.A123] *[.$B$2]" office:value-type="float" office:value="10.6308" calcext:value-type="float">
            <text:p>10.63</text:p>
          </table:table-cell>
          <table:table-cell table:formula="of:=[.A123]*[.$C$2]" office:value-type="float" office:value="270" calcext:value-type="float">
            <text:p>270</text:p>
          </table:table-cell>
          <table:table-cell table:formula="of:=[.A123]*[.$D$2]" office:value-type="float" office:value="5.22" calcext:value-type="float">
            <text:p>5.2</text:p>
          </table:table-cell>
          <table:table-cell table:formula="of:=[.A123]*[.$E$2]" office:value-type="float" office:value="0.3564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.00</text:p>
          </table:table-cell>
          <table:table-cell table:formula="of:=[.A124] *[.$B$2]" office:value-type="float" office:value="10.3355" calcext:value-type="float">
            <text:p>10.34</text:p>
          </table:table-cell>
          <table:table-cell table:formula="of:=[.A124]*[.$C$2]" office:value-type="float" office:value="262.5" calcext:value-type="float">
            <text:p>263</text:p>
          </table:table-cell>
          <table:table-cell table:formula="of:=[.A124]*[.$D$2]" office:value-type="float" office:value="5.075" calcext:value-type="float">
            <text:p>5.1</text:p>
          </table:table-cell>
          <table:table-cell table:formula="of:=[.A124]*[.$E$2]" office:value-type="float" office:value="0.3465" calcext:value-type="float">
            <text:p>0.35</text:p>
          </table:table-cell>
          <table:table-cell table:number-columns-repeated="1019"/>
        </table:table-row>
        <table:table-row table:style-name="ro1">
          <table:table-cell office:value-type="float" office:value="340" calcext:value-type="float">
            <text:p>340.00</text:p>
          </table:table-cell>
          <table:table-cell table:formula="of:=[.A125] *[.$B$2]" office:value-type="float" office:value="10.0402" calcext:value-type="float">
            <text:p>10.04</text:p>
          </table:table-cell>
          <table:table-cell table:formula="of:=[.A125]*[.$C$2]" office:value-type="float" office:value="255" calcext:value-type="float">
            <text:p>255</text:p>
          </table:table-cell>
          <table:table-cell table:formula="of:=[.A125]*[.$D$2]" office:value-type="float" office:value="4.93" calcext:value-type="float">
            <text:p>4.9</text:p>
          </table:table-cell>
          <table:table-cell table:formula="of:=[.A125]*[.$E$2]" office:value-type="float" office:value="0.3366" calcext:value-type="float">
            <text:p>0.34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.00</text:p>
          </table:table-cell>
          <table:table-cell table:formula="of:=[.A126] *[.$B$2]" office:value-type="float" office:value="9.7449" calcext:value-type="float">
            <text:p>9.74</text:p>
          </table:table-cell>
          <table:table-cell table:formula="of:=[.A126]*[.$C$2]" office:value-type="float" office:value="247.5" calcext:value-type="float">
            <text:p>248</text:p>
          </table:table-cell>
          <table:table-cell table:formula="of:=[.A126]*[.$D$2]" office:value-type="float" office:value="4.785" calcext:value-type="float">
            <text:p>4.8</text:p>
          </table:table-cell>
          <table:table-cell table:formula="of:=[.A126]*[.$E$2]" office:value-type="float" office:value="0.3267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.00</text:p>
          </table:table-cell>
          <table:table-cell table:formula="of:=[.A127] *[.$B$2]" office:value-type="float" office:value="9.4496" calcext:value-type="float">
            <text:p>9.45</text:p>
          </table:table-cell>
          <table:table-cell table:formula="of:=[.A127]*[.$C$2]" office:value-type="float" office:value="240" calcext:value-type="float">
            <text:p>240</text:p>
          </table:table-cell>
          <table:table-cell table:formula="of:=[.A127]*[.$D$2]" office:value-type="float" office:value="4.64" calcext:value-type="float">
            <text:p>4.6</text:p>
          </table:table-cell>
          <table:table-cell table:formula="of:=[.A127]*[.$E$2]" office:value-type="float" office:value="0.3168" calcext:value-type="float">
            <text:p>0.32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.00</text:p>
          </table:table-cell>
          <table:table-cell table:formula="of:=[.A128] *[.$B$2]" office:value-type="float" office:value="9.1543" calcext:value-type="float">
            <text:p>9.15</text:p>
          </table:table-cell>
          <table:table-cell table:formula="of:=[.A128]*[.$C$2]" office:value-type="float" office:value="232.5" calcext:value-type="float">
            <text:p>233</text:p>
          </table:table-cell>
          <table:table-cell table:formula="of:=[.A128]*[.$D$2]" office:value-type="float" office:value="4.495" calcext:value-type="float">
            <text:p>4.5</text:p>
          </table:table-cell>
          <table:table-cell table:formula="of:=[.A128]*[.$E$2]" office:value-type="float" office:value="0.3069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.00</text:p>
          </table:table-cell>
          <table:table-cell table:formula="of:=[.A129] *[.$B$2]" office:value-type="float" office:value="8.859" calcext:value-type="float">
            <text:p>8.86</text:p>
          </table:table-cell>
          <table:table-cell table:formula="of:=[.A129]*[.$C$2]" office:value-type="float" office:value="225" calcext:value-type="float">
            <text:p>225</text:p>
          </table:table-cell>
          <table:table-cell table:formula="of:=[.A129]*[.$D$2]" office:value-type="float" office:value="4.35" calcext:value-type="float">
            <text:p>4.4</text:p>
          </table:table-cell>
          <table:table-cell table:formula="of:=[.A129]*[.$E$2]" office:value-type="float" office:value="0.297" calcext:value-type="float">
            <text:p>0.30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.00</text:p>
          </table:table-cell>
          <table:table-cell table:formula="of:=[.A130] *[.$B$2]" office:value-type="float" office:value="8.5637" calcext:value-type="float">
            <text:p>8.56</text:p>
          </table:table-cell>
          <table:table-cell table:formula="of:=[.A130]*[.$C$2]" office:value-type="float" office:value="217.5" calcext:value-type="float">
            <text:p>218</text:p>
          </table:table-cell>
          <table:table-cell table:formula="of:=[.A130]*[.$D$2]" office:value-type="float" office:value="4.205" calcext:value-type="float">
            <text:p>4.2</text:p>
          </table:table-cell>
          <table:table-cell table:formula="of:=[.A130]*[.$E$2]" office:value-type="float" office:value="0.2871" calcext:value-type="float">
            <text:p>0.29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.00</text:p>
          </table:table-cell>
          <table:table-cell table:formula="of:=[.A131] *[.$B$2]" office:value-type="float" office:value="8.2684" calcext:value-type="float">
            <text:p>8.27</text:p>
          </table:table-cell>
          <table:table-cell table:formula="of:=[.A131]*[.$C$2]" office:value-type="float" office:value="210" calcext:value-type="float">
            <text:p>210</text:p>
          </table:table-cell>
          <table:table-cell table:formula="of:=[.A131]*[.$D$2]" office:value-type="float" office:value="4.06" calcext:value-type="float">
            <text:p>4.1</text:p>
          </table:table-cell>
          <table:table-cell table:formula="of:=[.A131]*[.$E$2]" office:value-type="float" office:value="0.2772" calcext:value-type="float">
            <text:p>0.28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.00</text:p>
          </table:table-cell>
          <table:table-cell table:formula="of:=[.A132] *[.$B$2]" office:value-type="float" office:value="7.9731" calcext:value-type="float">
            <text:p>7.97</text:p>
          </table:table-cell>
          <table:table-cell table:formula="of:=[.A132]*[.$C$2]" office:value-type="float" office:value="202.5" calcext:value-type="float">
            <text:p>203</text:p>
          </table:table-cell>
          <table:table-cell table:formula="of:=[.A132]*[.$D$2]" office:value-type="float" office:value="3.915" calcext:value-type="float">
            <text:p>3.9</text:p>
          </table:table-cell>
          <table:table-cell table:formula="of:=[.A132]*[.$E$2]" office:value-type="float" office:value="0.2673" calcext:value-type="float">
            <text:p>0.27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.00</text:p>
          </table:table-cell>
          <table:table-cell table:formula="of:=[.A133] *[.$B$2]" office:value-type="float" office:value="7.6778" calcext:value-type="float">
            <text:p>7.68</text:p>
          </table:table-cell>
          <table:table-cell table:formula="of:=[.A133]*[.$C$2]" office:value-type="float" office:value="195" calcext:value-type="float">
            <text:p>195</text:p>
          </table:table-cell>
          <table:table-cell table:formula="of:=[.A133]*[.$D$2]" office:value-type="float" office:value="3.77" calcext:value-type="float">
            <text:p>3.8</text:p>
          </table:table-cell>
          <table:table-cell table:formula="of:=[.A133]*[.$E$2]" office:value-type="float" office:value="0.2574" calcext:value-type="float">
            <text:p>0.2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.00</text:p>
          </table:table-cell>
          <table:table-cell table:formula="of:=[.A134] *[.$B$2]" office:value-type="float" office:value="7.3825" calcext:value-type="float">
            <text:p>7.38</text:p>
          </table:table-cell>
          <table:table-cell table:formula="of:=[.A134]*[.$C$2]" office:value-type="float" office:value="187.5" calcext:value-type="float">
            <text:p>188</text:p>
          </table:table-cell>
          <table:table-cell table:formula="of:=[.A134]*[.$D$2]" office:value-type="float" office:value="3.625" calcext:value-type="float">
            <text:p>3.6</text:p>
          </table:table-cell>
          <table:table-cell table:formula="of:=[.A134]*[.$E$2]" office:value-type="float" office:value="0.247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.00</text:p>
          </table:table-cell>
          <table:table-cell table:formula="of:=[.A135] *[.$B$2]" office:value-type="float" office:value="7.0872" calcext:value-type="float">
            <text:p>7.09</text:p>
          </table:table-cell>
          <table:table-cell table:formula="of:=[.A135]*[.$C$2]" office:value-type="float" office:value="180" calcext:value-type="float">
            <text:p>180</text:p>
          </table:table-cell>
          <table:table-cell table:formula="of:=[.A135]*[.$D$2]" office:value-type="float" office:value="3.48" calcext:value-type="float">
            <text:p>3.5</text:p>
          </table:table-cell>
          <table:table-cell table:formula="of:=[.A135]*[.$E$2]" office:value-type="float" office:value="0.2376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.00</text:p>
          </table:table-cell>
          <table:table-cell table:formula="of:=[.A136] *[.$B$2]" office:value-type="float" office:value="6.7919" calcext:value-type="float">
            <text:p>6.79</text:p>
          </table:table-cell>
          <table:table-cell table:formula="of:=[.A136]*[.$C$2]" office:value-type="float" office:value="172.5" calcext:value-type="float">
            <text:p>173</text:p>
          </table:table-cell>
          <table:table-cell table:formula="of:=[.A136]*[.$D$2]" office:value-type="float" office:value="3.335" calcext:value-type="float">
            <text:p>3.3</text:p>
          </table:table-cell>
          <table:table-cell table:formula="of:=[.A136]*[.$E$2]" office:value-type="float" office:value="0.2277" calcext:value-type="float">
            <text:p>0.23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.00</text:p>
          </table:table-cell>
          <table:table-cell table:formula="of:=[.A137] *[.$B$2]" office:value-type="float" office:value="6.4966" calcext:value-type="float">
            <text:p>6.50</text:p>
          </table:table-cell>
          <table:table-cell table:formula="of:=[.A137]*[.$C$2]" office:value-type="float" office:value="165" calcext:value-type="float">
            <text:p>165</text:p>
          </table:table-cell>
          <table:table-cell table:formula="of:=[.A137]*[.$D$2]" office:value-type="float" office:value="3.19" calcext:value-type="float">
            <text:p>3.2</text:p>
          </table:table-cell>
          <table:table-cell table:formula="of:=[.A137]*[.$E$2]" office:value-type="float" office:value="0.2178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.00</text:p>
          </table:table-cell>
          <table:table-cell table:formula="of:=[.A138] *[.$B$2]" office:value-type="float" office:value="6.2013" calcext:value-type="float">
            <text:p>6.20</text:p>
          </table:table-cell>
          <table:table-cell table:formula="of:=[.A138]*[.$C$2]" office:value-type="float" office:value="157.5" calcext:value-type="float">
            <text:p>158</text:p>
          </table:table-cell>
          <table:table-cell table:formula="of:=[.A138]*[.$D$2]" office:value-type="float" office:value="3.045" calcext:value-type="float">
            <text:p>3.0</text:p>
          </table:table-cell>
          <table:table-cell table:formula="of:=[.A138]*[.$E$2]" office:value-type="float" office:value="0.2079" calcext:value-type="float">
            <text:p>0.2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.00</text:p>
          </table:table-cell>
          <table:table-cell table:formula="of:=[.A139] *[.$B$2]" office:value-type="float" office:value="5.906" calcext:value-type="float">
            <text:p>5.91</text:p>
          </table:table-cell>
          <table:table-cell table:formula="of:=[.A139]*[.$C$2]" office:value-type="float" office:value="150" calcext:value-type="float">
            <text:p>150</text:p>
          </table:table-cell>
          <table:table-cell table:formula="of:=[.A139]*[.$D$2]" office:value-type="float" office:value="2.9" calcext:value-type="float">
            <text:p>2.9</text:p>
          </table:table-cell>
          <table:table-cell table:formula="of:=[.A139]*[.$E$2]" office:value-type="float" office:value="0.198" calcext:value-type="float">
            <text:p>0.20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.00</text:p>
          </table:table-cell>
          <table:table-cell table:formula="of:=[.A140] *[.$B$2]" office:value-type="float" office:value="5.6107" calcext:value-type="float">
            <text:p>5.61</text:p>
          </table:table-cell>
          <table:table-cell table:formula="of:=[.A140]*[.$C$2]" office:value-type="float" office:value="142.5" calcext:value-type="float">
            <text:p>143</text:p>
          </table:table-cell>
          <table:table-cell table:formula="of:=[.A140]*[.$D$2]" office:value-type="float" office:value="2.755" calcext:value-type="float">
            <text:p>2.8</text:p>
          </table:table-cell>
          <table:table-cell table:formula="of:=[.A140]*[.$E$2]" office:value-type="float" office:value="0.1881" calcext:value-type="float">
            <text:p>0.1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.00</text:p>
          </table:table-cell>
          <table:table-cell table:formula="of:=[.A141] *[.$B$2]" office:value-type="float" office:value="5.3154" calcext:value-type="float">
            <text:p>5.32</text:p>
          </table:table-cell>
          <table:table-cell table:formula="of:=[.A141]*[.$C$2]" office:value-type="float" office:value="135" calcext:value-type="float">
            <text:p>135</text:p>
          </table:table-cell>
          <table:table-cell table:formula="of:=[.A141]*[.$D$2]" office:value-type="float" office:value="2.61" calcext:value-type="float">
            <text:p>2.6</text:p>
          </table:table-cell>
          <table:table-cell table:formula="of:=[.A141]*[.$E$2]" office:value-type="float" office:value="0.1782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.00</text:p>
          </table:table-cell>
          <table:table-cell table:formula="of:=[.A142] *[.$B$2]" office:value-type="float" office:value="5.0201" calcext:value-type="float">
            <text:p>5.02</text:p>
          </table:table-cell>
          <table:table-cell table:formula="of:=[.A142]*[.$C$2]" office:value-type="float" office:value="127.5" calcext:value-type="float">
            <text:p>128</text:p>
          </table:table-cell>
          <table:table-cell table:formula="of:=[.A142]*[.$D$2]" office:value-type="float" office:value="2.465" calcext:value-type="float">
            <text:p>2.5</text:p>
          </table:table-cell>
          <table:table-cell table:formula="of:=[.A142]*[.$E$2]" office:value-type="float" office:value="0.1683" calcext:value-type="float">
            <text:p>0.1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.00</text:p>
          </table:table-cell>
          <table:table-cell table:formula="of:=[.A143] *[.$B$2]" office:value-type="float" office:value="4.7248" calcext:value-type="float">
            <text:p>4.72</text:p>
          </table:table-cell>
          <table:table-cell table:formula="of:=[.A143]*[.$C$2]" office:value-type="float" office:value="120" calcext:value-type="float">
            <text:p>120</text:p>
          </table:table-cell>
          <table:table-cell table:formula="of:=[.A143]*[.$D$2]" office:value-type="float" office:value="2.32" calcext:value-type="float">
            <text:p>2.3</text:p>
          </table:table-cell>
          <table:table-cell table:formula="of:=[.A143]*[.$E$2]" office:value-type="float" office:value="0.1584" calcext:value-type="float">
            <text:p>0.1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.00</text:p>
          </table:table-cell>
          <table:table-cell table:formula="of:=[.A144] *[.$B$2]" office:value-type="float" office:value="4.4295" calcext:value-type="float">
            <text:p>4.43</text:p>
          </table:table-cell>
          <table:table-cell table:formula="of:=[.A144]*[.$C$2]" office:value-type="float" office:value="112.5" calcext:value-type="float">
            <text:p>113</text:p>
          </table:table-cell>
          <table:table-cell table:formula="of:=[.A144]*[.$D$2]" office:value-type="float" office:value="2.175" calcext:value-type="float">
            <text:p>2.2</text:p>
          </table:table-cell>
          <table:table-cell table:formula="of:=[.A144]*[.$E$2]" office:value-type="float" office:value="0.1485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.00</text:p>
          </table:table-cell>
          <table:table-cell table:formula="of:=[.A145] *[.$B$2]" office:value-type="float" office:value="4.1342" calcext:value-type="float">
            <text:p>4.13</text:p>
          </table:table-cell>
          <table:table-cell table:formula="of:=[.A145]*[.$C$2]" office:value-type="float" office:value="105" calcext:value-type="float">
            <text:p>105</text:p>
          </table:table-cell>
          <table:table-cell table:formula="of:=[.A145]*[.$D$2]" office:value-type="float" office:value="2.03" calcext:value-type="float">
            <text:p>2.0</text:p>
          </table:table-cell>
          <table:table-cell table:formula="of:=[.A145]*[.$E$2]" office:value-type="float" office:value="0.1386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.00</text:p>
          </table:table-cell>
          <table:table-cell table:formula="of:=[.A146] *[.$B$2]" office:value-type="float" office:value="3.8389" calcext:value-type="float">
            <text:p>3.84</text:p>
          </table:table-cell>
          <table:table-cell table:formula="of:=[.A146]*[.$C$2]" office:value-type="float" office:value="97.5" calcext:value-type="float">
            <text:p>98</text:p>
          </table:table-cell>
          <table:table-cell table:formula="of:=[.A146]*[.$D$2]" office:value-type="float" office:value="1.885" calcext:value-type="float">
            <text:p>1.9</text:p>
          </table:table-cell>
          <table:table-cell table:formula="of:=[.A146]*[.$E$2]" office:value-type="float" office:value="0.1287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.00</text:p>
          </table:table-cell>
          <table:table-cell table:formula="of:=[.A147] *[.$B$2]" office:value-type="float" office:value="3.5436" calcext:value-type="float">
            <text:p>3.54</text:p>
          </table:table-cell>
          <table:table-cell table:formula="of:=[.A147]*[.$C$2]" office:value-type="float" office:value="90" calcext:value-type="float">
            <text:p>90</text:p>
          </table:table-cell>
          <table:table-cell table:formula="of:=[.A147]*[.$D$2]" office:value-type="float" office:value="1.74" calcext:value-type="float">
            <text:p>1.7</text:p>
          </table:table-cell>
          <table:table-cell table:formula="of:=[.A147]*[.$E$2]" office:value-type="float" office:value="0.1188" calcext:value-type="float">
            <text:p>0.1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.00</text:p>
          </table:table-cell>
          <table:table-cell table:formula="of:=[.A148] *[.$B$2]" office:value-type="float" office:value="3.2483" calcext:value-type="float">
            <text:p>3.25</text:p>
          </table:table-cell>
          <table:table-cell table:formula="of:=[.A148]*[.$C$2]" office:value-type="float" office:value="82.5" calcext:value-type="float">
            <text:p>83</text:p>
          </table:table-cell>
          <table:table-cell table:formula="of:=[.A148]*[.$D$2]" office:value-type="float" office:value="1.595" calcext:value-type="float">
            <text:p>1.6</text:p>
          </table:table-cell>
          <table:table-cell table:formula="of:=[.A148]*[.$E$2]" office:value-type="float" office:value="0.1089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formula="of:=[.A149] *[.$B$2]" office:value-type="float" office:value="2.953" calcext:value-type="float">
            <text:p>2.95</text:p>
          </table:table-cell>
          <table:table-cell table:formula="of:=[.A149]*[.$C$2]" office:value-type="float" office:value="75" calcext:value-type="float">
            <text:p>75</text:p>
          </table:table-cell>
          <table:table-cell table:formula="of:=[.A149]*[.$D$2]" office:value-type="float" office:value="1.45" calcext:value-type="float">
            <text:p>1.5</text:p>
          </table:table-cell>
          <table:table-cell table:formula="of:=[.A149]*[.$E$2]" office:value-type="float" office:value="0.099" calcext:value-type="float">
            <text:p>0.10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9T10:59:05.490000000</meta:creation-date>
    <dc:date>2022-07-09T15:29:11.771000000</dc:date>
    <meta:editing-duration>PT4M49S</meta:editing-duration>
    <meta:editing-cycles>1</meta:editing-cycles>
    <meta:document-statistic meta:table-count="1" meta:cell-count="914" meta:object-count="0"/>
    <meta:generator>LibreOffice/7.0.3.1$Windows_X86_64 LibreOffice_project/d7547858d014d4cf69878db179d326fc3483e082</meta:generator>
  </office:meta>
</office:document-meta>
</file>